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8785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First</text:p>
          </table:table-cell>
          <table:table-cell office:value-type="time" office:time-value="PT12H17M17.000S" table:style-name="ce9">
            <text:p>12:17:17</text:p>
          </table:table-cell>
          <table:table-cell office:value-type="string" table:style-name="ce12">
            <text:p>Last</text:p>
          </table:table-cell>
          <table:table-cell office:value-type="time" office:time-value="PT12H19M47.000S" table:style-name="ce9">
            <text:p>12:19:47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4.9666666666666659" table:style-name="ce13">
            <text:p>5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27.900000000000002" table:style-name="ce14">
            <text:p>27.9</text:p>
          </table:table-cell>
          <table:table-cell office:value-type="float" office:value="13.566666666666665" table:style-name="ce14">
            <text:p>13.6</text:p>
          </table:table-cell>
          <table:table-cell office:value-type="float" office:value="3.3333333333333333E-2" table:style-name="ce14">
            <text:p>0.0</text:p>
          </table:table-cell>
          <table:table-cell office:value-type="float" office:value="58.483333333333327" table:style-name="ce14">
            <text:p>58.5</text:p>
          </table:table-cell>
          <table:table-cell office:value-type="float" office:value="41.466666666666661" table:style-name="ce14">
            <text:p>41.5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2.6" table:style-name="ce13">
            <text:p>13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76.599999999999994" table:style-name="ce14">
            <text:p>76.6</text:p>
          </table:table-cell>
          <table:table-cell office:value-type="float" office:value="23.8" table:style-name="ce14">
            <text:p>23.8</text:p>
          </table:table-cell>
          <table:table-cell office:value-type="float" office:value="0.1" table:style-name="ce14">
            <text:p>0.1</text:p>
          </table:table-cell>
          <table:table-cell office:value-type="float" office:value="98.1" table:style-name="ce14">
            <text:p>98.1</text:p>
          </table:table-cell>
          <table:table-cell office:value-type="float" office:value="92.5" table:style-name="ce14">
            <text:p>92.5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4972H18M47.000S" table:style-name="ce9">
            <text:p>12:18:47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2.7455197132616482" table:style-name="ce14">
            <text:p>2.7</text:p>
          </table:table-cell>
          <table:table-cell office:value-type="float" office:value="1.7542997542997547" table:style-name="ce14">
            <text:p>1.8</text:p>
          </table:table-cell>
          <table:table-cell office:value-type="float" office:value="3" table:style-name="ce14">
            <text:p>3.0</text:p>
          </table:table-cell>
          <table:table-cell office:value-type="float" office:value="1.6774009689370191" table:style-name="ce14">
            <text:p>1.7</text:p>
          </table:table-cell>
          <table:table-cell office:value-type="float" office:value="2.2307073954983925" table:style-name="ce14">
            <text:p>2.2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30.67400000000004" table:style-name="ce13">
            <text:p>13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39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5-11T00:00:00" table:style-name="ce5">
            <text:p>11-May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39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6" table:style-name="ce4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2M17.160S" table:style-name="ce6">
            <text:p>00:12:1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66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1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1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0.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1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1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41.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1634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9"/>1537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055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7462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683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21552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2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5909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681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35537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6097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21550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5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45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75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70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28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55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8356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4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177427 0 31740 2233015 7396 0 1155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45830 0 8779 550856 3243 0 5901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46034 0 7940 558055 1697 0 205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42730 0 6636 563340 882 0 1851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42831 0 8384 560763 1574 0 175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1775038 53 918 0 0 0 0 2 0 1 0 0 0 402 0 19326 66 0 0 0 0 0 0 0 22 0 0 0 0 0 0 0 0 327166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149054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67126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43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14692313 0 790611 93121 13115382 19366 0 767 183204 512 4893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1078355296 13011622 <text:s text:c="3"/>0 <text:s text:c="3"/>0 <text:s text:c="3"/>0 <text:s text:c="4"/>0 <text:s text:c="9"/>0 <text:s text:c="8"/>0 1078355296 13011622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23789751 <text:s/>198594 <text:s text:c="3"/>0 <text:s/>338 <text:s text:c="3"/>0 <text:s text:c="4"/>0 <text:s text:c="9"/>0 <text:s text:c="8"/>0 327732884 <text:s/>265027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0560 34882 901246 256160 8764 271434 2248296 2353004 0 95048 26108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0458 34851 900194 255484 8761 271434 2248296 2353004 0 94928 26101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172 0 0 0 0 0 172 1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1 31 656 444 0 0 0 0 0 444 4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632 127225 21 16 5 53 107 151 20 0 1 0 4 2932736 400 4294967295 11993088 12092924 0 0 0 0 0 4096 536946211 4294967295 0 0 0 0 0 0 118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00 297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98594 errors:0 dropped:338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265027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23789751 (23.7 MB) <text:s/>TX bytes:327732884 (327.7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3011622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3011622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078355296 (1.0 GB) <text:s/>TX bytes:1078355296 (1.0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400 <text:s text:c="5"/>2880 <text:s/>61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68056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7.11111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4972H17M17.000S" table:style-name="ce9">
            <text:p>12:17:17</text:p>
          </table:table-cell>
          <table:table-cell office:value-type="float" office:value="1.2" table:style-name="ce1">
            <text:p>1.2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8.1" table:style-name="ce1">
            <text:p>98.1</text:p>
          </table:table-cell>
          <table:table-cell office:value-type="float" office:value="1.9" table:style-name="ce1">
            <text:p>1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972H17M47.000S" table:style-name="ce9">
            <text:p>12:17:47</text:p>
          </table:table-cell>
          <table:table-cell office:value-type="float" office:value="51.4" table:style-name="ce1">
            <text:p>51.4</text:p>
          </table:table-cell>
          <table:table-cell office:value-type="float" office:value="9.9" table:style-name="ce1">
            <text:p>9.9</text:p>
          </table:table-cell>
          <table:table-cell office:value-type="float" office:value="0" table:style-name="ce1">
            <text:p>0</text:p>
          </table:table-cell>
          <table:table-cell office:value-type="float" office:value="38.700000000000003" table:style-name="ce1">
            <text:p>38.7</text:p>
          </table:table-cell>
          <table:table-cell office:value-type="float" office:value="61.3" table:style-name="ce1">
            <text:p>61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972H18M17.000S" table:style-name="ce9">
            <text:p>12:18:17</text:p>
          </table:table-cell>
          <table:table-cell office:value-type="float" office:value="76.599999999999994" table:style-name="ce1">
            <text:p>76.6</text:p>
          </table:table-cell>
          <table:table-cell office:value-type="float" office:value="15.9" table:style-name="ce1">
            <text:p>15.9</text:p>
          </table:table-cell>
          <table:table-cell office:value-type="float" office:value="0" table:style-name="ce1">
            <text:p>0</text:p>
          </table:table-cell>
          <table:table-cell office:value-type="float" office:value="7.6" table:style-name="ce1">
            <text:p>7.6</text:p>
          </table:table-cell>
          <table:table-cell office:value-type="float" office:value="92.5" table:style-name="ce1">
            <text:p>92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972H18M47.000S" table:style-name="ce9">
            <text:p>12:18:47</text:p>
          </table:table-cell>
          <table:table-cell office:value-type="float" office:value="19.899999999999999" table:style-name="ce1">
            <text:p>19.9</text:p>
          </table:table-cell>
          <table:table-cell office:value-type="float" office:value="21.8" table:style-name="ce1">
            <text:p>21.8</text:p>
          </table:table-cell>
          <table:table-cell office:value-type="float" office:value="0.1" table:style-name="ce1">
            <text:p>0.1</text:p>
          </table:table-cell>
          <table:table-cell office:value-type="float" office:value="58.1" table:style-name="ce1">
            <text:p>58.1</text:p>
          </table:table-cell>
          <table:table-cell office:value-type="float" office:value="41.7" table:style-name="ce1">
            <text:p>41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972H19M17.000S" table:style-name="ce9">
            <text:p>12:19:17</text:p>
          </table:table-cell>
          <table:table-cell office:value-type="float" office:value="12.8" table:style-name="ce1">
            <text:p>12.8</text:p>
          </table:table-cell>
          <table:table-cell office:value-type="float" office:value="23.8" table:style-name="ce1">
            <text:p>23.8</text:p>
          </table:table-cell>
          <table:table-cell office:value-type="float" office:value="0.1" table:style-name="ce1">
            <text:p>0.1</text:p>
          </table:table-cell>
          <table:table-cell office:value-type="float" office:value="63.3" table:style-name="ce1">
            <text:p>63.3</text:p>
          </table:table-cell>
          <table:table-cell office:value-type="float" office:value="36.6" table:style-name="ce1">
            <text:p>36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972H19M47.000S" table:style-name="ce9">
            <text:p>12:19:47</text:p>
          </table:table-cell>
          <table:table-cell office:value-type="float" office:value="5.5" table:style-name="ce1">
            <text:p>5.5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0" table:style-name="ce1">
            <text:p>0</text:p>
          </table:table-cell>
          <table:table-cell office:value-type="float" office:value="85.1" table:style-name="ce1">
            <text:p>85.1</text:p>
          </table:table-cell>
          <table:table-cell office:value-type="float" office:value="14.8" table:style-name="ce1">
            <text:p>14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7.900000000000002" table:style-name="ce1">
            <text:p>27.9</text:p>
          </table:table-cell>
          <table:table-cell office:value-type="float" office:value="13.566666666666665" table:style-name="ce1">
            <text:p>13.56666667</text:p>
          </table:table-cell>
          <table:table-cell office:value-type="float" office:value="3.3333333333333333E-2" table:style-name="ce1">
            <text:p>0.033333333</text:p>
          </table:table-cell>
          <table:table-cell office:value-type="float" office:value="58.483333333333327" table:style-name="ce1">
            <text:p>58.48333333</text:p>
          </table:table-cell>
          <table:table-cell office:value-type="float" office:value="41.466666666666661" table:style-name="ce1">
            <text:p>41.46666667</text:p>
          </table:table-cell>
          <table:table-cell table:number-columns-repeated="16378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26.816666666666663" table:style-name="ce11">
            <text:p>26.8</text:p>
          </table:table-cell>
          <table:table-cell office:value-type="float" office:value="13.149999999999999" table:style-name="ce11">
            <text:p>13.2</text:p>
          </table:table-cell>
          <table:table-cell office:value-type="float" office:value="0.11666666666666665" table:style-name="ce11">
            <text:p>0.1</text:p>
          </table:table-cell>
          <table:table-cell office:value-type="float" office:value="59.9" table:style-name="ce11">
            <text:p>59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30.499999999999996" table:style-name="ce11">
            <text:p>30.5</text:p>
          </table:table-cell>
          <table:table-cell office:value-type="float" office:value="15.083333333333334" table:style-name="ce11">
            <text:p>15.1</text:p>
          </table:table-cell>
          <table:table-cell office:value-type="float" office:value="9.9999999999999992E-2" table:style-name="ce11">
            <text:p>0.1</text:p>
          </table:table-cell>
          <table:table-cell office:value-type="float" office:value="54.333333333333336" table:style-name="ce11">
            <text:p>54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28.766666666666666" table:style-name="ce11">
            <text:p>28.8</text:p>
          </table:table-cell>
          <table:table-cell office:value-type="float" office:value="13.58333333333333" table:style-name="ce11">
            <text:p>13.6</text:p>
          </table:table-cell>
          <table:table-cell office:value-type="float" office:value="1.6666666666666666E-2" table:style-name="ce11">
            <text:p>0.0</text:p>
          </table:table-cell>
          <table:table-cell office:value-type="float" office:value="57.616666666666674" table:style-name="ce11">
            <text:p>57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29.333333333333332" table:style-name="ce11">
            <text:p>29.3</text:p>
          </table:table-cell>
          <table:table-cell office:value-type="float" office:value="12.833333333333334" table:style-name="ce11">
            <text:p>12.8</text:p>
          </table:table-cell>
          <table:table-cell office:value-type="float" office:value="9.9999999999999992E-2" table:style-name="ce11">
            <text:p>0.1</text:p>
          </table:table-cell>
          <table:table-cell office:value-type="float" office:value="57.766666666666673" table:style-name="ce11">
            <text:p>57.8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68056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7.11111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39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4972H17M17.000S" table:style-name="ce9">
            <text:p>12:17:17</text:p>
          </table:table-cell>
          <table:table-cell office:value-type="float" office:value="0" table:style-name="ce1">
            <text:p>0</text:p>
          </table:table-cell>
          <table:table-cell office:value-type="float" office:value="7.2" table:style-name="ce1">
            <text:p>7.2</text:p>
          </table:table-cell>
          <table:table-cell office:value-type="float" office:value="1.8" table:style-name="ce1">
            <text:p>1.8</text:p>
          </table:table-cell>
          <table:table-cell table:number-columns-repeated="16380"/>
        </table:table-row>
        <table:table-row table:style-name="ro1">
          <table:table-cell office:value-type="time" office:time-value="PT984972H17M47.000S" table:style-name="ce9">
            <text:p>12:17:47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1">
          <table:table-cell office:value-type="time" office:time-value="PT984972H18M17.000S" table:style-name="ce9">
            <text:p>12:18:17</text:p>
          </table:table-cell>
          <table:table-cell office:value-type="float" office:value="0" table:style-name="ce1">
            <text:p>0</text:p>
          </table:table-cell>
          <table:table-cell office:value-type="float" office:value="1290.4000000000001" table:style-name="ce1">
            <text:p>1290.4</text:p>
          </table:table-cell>
          <table:table-cell office:value-type="float" office:value="7.6" table:style-name="ce1">
            <text:p>7.6</text:p>
          </table:table-cell>
          <table:table-cell table:number-columns-repeated="16380"/>
        </table:table-row>
        <table:table-row table:style-name="ro1">
          <table:table-cell office:value-type="time" office:time-value="PT984972H18M47.000S" table:style-name="ce9">
            <text:p>12:18:47</text:p>
          </table:table-cell>
          <table:table-cell office:value-type="float" office:value="0" table:style-name="ce1">
            <text:p>0</text:p>
          </table:table-cell>
          <table:table-cell office:value-type="float" office:value="2505.8000000000002" table:style-name="ce1">
            <text:p>2505.8</text:p>
          </table:table-cell>
          <table:table-cell office:value-type="float" office:value="12.6" table:style-name="ce1">
            <text:p>12.6</text:p>
          </table:table-cell>
          <table:table-cell table:number-columns-repeated="16380"/>
        </table:table-row>
        <table:table-row table:style-name="ro1">
          <table:table-cell office:value-type="time" office:time-value="PT984972H19M17.000S" table:style-name="ce9">
            <text:p>12:19:17</text:p>
          </table:table-cell>
          <table:table-cell office:value-type="float" office:value="0" table:style-name="ce1">
            <text:p>0</text:p>
          </table:table-cell>
          <table:table-cell office:value-type="float" office:value="382.8" table:style-name="ce1">
            <text:p>382.8</text:p>
          </table:table-cell>
          <table:table-cell office:value-type="float" office:value="4.2" table:style-name="ce1">
            <text:p>4.2</text:p>
          </table:table-cell>
          <table:table-cell table:number-columns-repeated="16380"/>
        </table:table-row>
        <table:table-row table:style-name="ro1">
          <table:table-cell office:value-type="time" office:time-value="PT984972H19M47.000S" table:style-name="ce9">
            <text:p>12:19:47</text:p>
          </table:table-cell>
          <table:table-cell office:value-type="float" office:value="0" table:style-name="ce1">
            <text:p>0</text:p>
          </table:table-cell>
          <table:table-cell office:value-type="float" office:value="117.6" table:style-name="ce1">
            <text:p>117.6</text:p>
          </table:table-cell>
          <table:table-cell office:value-type="float" office:value="2.8" table:style-name="ce1">
            <text:p>2.8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7)" table:style-name="ce8">
            <text:p>0.0</text:p>
          </table:table-cell>
          <table:table-cell office:value-type="float" office:value="725.96666666666681" table:formula="msoxl:=AVERAGE(C2:C7)" table:style-name="ce8">
            <text:p>726.0</text:p>
          </table:table-cell>
          <table:table-cell office:value-type="float" office:value="4.9666666666666659" table:formula="msoxl:=AVERAGE(D2:D7)" table:style-name="ce8">
            <text:p>5.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9=0,0,MAX(SUMPRODUCT(B2:B7,B2:B7)/SUM(B2:B7)-B9,0))" table:style-name="ce8">
            <text:p>0.0</text:p>
          </table:table-cell>
          <table:table-cell office:value-type="float" office:value="1135.2958430904382" table:formula="msoxl:=IF(C9=0,0,MAX(SUMPRODUCT(C2:C7,C2:C7)/SUM(C2:C7)-C9,0))" table:style-name="ce8">
            <text:p>1135.3</text:p>
          </table:table-cell>
          <table:table-cell office:value-type="float" office:value="3.2843400447427298" table:formula="msoxl:=IF(D9=0,0,MAX(SUMPRODUCT(D2:D7,D2:D7)/SUM(D2:D7)-D9,0))" table:style-name="ce8">
            <text:p>3.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7)-B9-B10)" table:style-name="ce8">
            <text:p>0.0</text:p>
          </table:table-cell>
          <table:table-cell office:value-type="float" office:value="644.53749024289527" table:formula="msoxl:=ABS(MAX(C2:C7)-C9-C10)" table:style-name="ce8">
            <text:p>644.5</text:p>
          </table:table-cell>
          <table:table-cell office:value-type="float" office:value="4.348993288590604" table:formula="msoxl:=ABS(MAX(D2:D7)-D9-D10)" table:style-name="ce8">
            <text:p>4.3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68056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7.11111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972H17M17.000S" table:style-name="ce9">
            <text:p>12:17:1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" table:style-name="ce1">
            <text:p>8</text:p>
          </table:table-cell>
          <table:table-cell table:number-columns-repeated="16128"/>
        </table:table-row>
        <table:table-row table:style-name="ro1">
          <table:table-cell office:value-type="time" office:time-value="PT984972H17M47.000S" table:style-name="ce9">
            <text:p>12:17:47</text:p>
          </table:table-cell>
          <table:table-cell office:value-type="float" office:value="70.900000000000006" table:style-name="ce1">
            <text:p>70.9</text:p>
          </table:table-cell>
          <table:table-cell office:value-type="float" office:value="70.900000000000006" table:style-name="ce1">
            <text:p>7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1.80000000000001" table:style-name="ce1">
            <text:p>141.8</text:p>
          </table:table-cell>
          <table:table-cell table:number-columns-repeated="16128"/>
        </table:table-row>
        <table:table-row table:style-name="ro1">
          <table:table-cell office:value-type="time" office:time-value="PT984972H18M17.000S" table:style-name="ce9">
            <text:p>12:18:17</text:p>
          </table:table-cell>
          <table:table-cell office:value-type="float" office:value="168.3" table:style-name="ce1">
            <text:p>168.3</text:p>
          </table:table-cell>
          <table:table-cell office:value-type="float" office:value="168.3" table:style-name="ce1">
            <text:p>168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36.6" table:style-name="ce1">
            <text:p>336.6</text:p>
          </table:table-cell>
          <table:table-cell table:number-columns-repeated="16128"/>
        </table:table-row>
        <table:table-row table:style-name="ro1">
          <table:table-cell office:value-type="time" office:time-value="PT984972H18M47.000S" table:style-name="ce9">
            <text:p>12:18:47</text:p>
          </table:table-cell>
          <table:table-cell office:value-type="float" office:value="198.9" table:style-name="ce1">
            <text:p>198.9</text:p>
          </table:table-cell>
          <table:table-cell office:value-type="float" office:value="198.9" table:style-name="ce1">
            <text:p>19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97.8" table:style-name="ce1">
            <text:p>397.8</text:p>
          </table:table-cell>
          <table:table-cell table:number-columns-repeated="16128"/>
        </table:table-row>
        <table:table-row table:style-name="ro1">
          <table:table-cell office:value-type="time" office:time-value="PT984972H19M17.000S" table:style-name="ce9">
            <text:p>12:19:17</text:p>
          </table:table-cell>
          <table:table-cell office:value-type="float" office:value="89.8" table:style-name="ce1">
            <text:p>89.8</text:p>
          </table:table-cell>
          <table:table-cell office:value-type="float" office:value="89.8" table:style-name="ce1">
            <text:p>89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9.6" table:style-name="ce1">
            <text:p>179.6</text:p>
          </table:table-cell>
          <table:table-cell table:number-columns-repeated="16128"/>
        </table:table-row>
        <table:table-row table:style-name="ro1">
          <table:table-cell office:value-type="time" office:time-value="PT984972H19M47.000S" table:style-name="ce9">
            <text:p>12:19:47</text:p>
          </table:table-cell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6" table:style-name="ce1">
            <text:p>8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95.816666666666663" table:formula="msoxl:=AVERAGE(B2:B7)" table:style-name="ce8">
            <text:p>95.8</text:p>
          </table:table-cell>
          <table:table-cell office:value-type="float" office:value="95.816666666666663" table:formula="msoxl:=AVERAGE(C2:C7)" table:style-name="ce8">
            <text:p>95.8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8.2813503797762" table:formula="msoxl:=IF(B9=0,0,MAX(SUMPRODUCT(B2:B7,B2:B7)/SUM(B2:B7)-B9,0))" table:style-name="ce8">
            <text:p>48.3</text:p>
          </table:table-cell>
          <table:table-cell office:value-type="float" office:value="48.2813503797762" table:formula="msoxl:=IF(C9=0,0,MAX(SUMPRODUCT(C2:C7,C2:C7)/SUM(C2:C7)-C9,0))" table:style-name="ce8">
            <text:p>48.3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54.801982953557143" table:formula="msoxl:=ABS(MAX(B2:B7)-B9-B10)" table:style-name="ce8">
            <text:p>54.8</text:p>
          </table:table-cell>
          <table:table-cell office:value-type="float" office:value="54.801982953557143" table:formula="msoxl:=ABS(MAX(C2:C7)-C9-C10)" table:style-name="ce8">
            <text:p>54.8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44.09801704644286" table:formula="msoxl:=B9+ B10" table:style-name="ce8">
            <text:p>144.1</text:p>
          </table:table-cell>
          <table:table-cell office:value-type="float" office:value="144.09801704644286" table:formula="msoxl:=C9+ C10" table:style-name="ce8">
            <text:p>144.1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68056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7.11111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972H17M17.000S" table:style-name="ce9">
            <text:p>12:17:17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8" table:style-name="ce1">
            <text:p>1.8</text:p>
          </table:table-cell>
          <table:table-cell table:number-columns-repeated="16128"/>
        </table:table-row>
        <table:table-row table:style-name="ro1">
          <table:table-cell office:value-type="time" office:time-value="PT984972H17M47.000S" table:style-name="ce9">
            <text:p>12:17:47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4972H18M17.000S" table:style-name="ce9">
            <text:p>12:18:17</text:p>
          </table:table-cell>
          <table:table-cell office:value-type="float" office:value="4.3" table:style-name="ce1">
            <text:p>4.3</text:p>
          </table:table-cell>
          <table:table-cell office:value-type="float" office:value="4.3" table:style-name="ce1">
            <text:p>4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6" table:style-name="ce1">
            <text:p>8.6</text:p>
          </table:table-cell>
          <table:table-cell table:number-columns-repeated="16128"/>
        </table:table-row>
        <table:table-row table:style-name="ro1">
          <table:table-cell office:value-type="time" office:time-value="PT984972H18M47.000S" table:style-name="ce9">
            <text:p>12:18:47</text:p>
          </table:table-cell>
          <table:table-cell office:value-type="float" office:value="3.6" table:style-name="ce1">
            <text:p>3.6</text:p>
          </table:table-cell>
          <table:table-cell office:value-type="float" office:value="3.6" table:style-name="ce1">
            <text:p>3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2" table:style-name="ce1">
            <text:p>7.2</text:p>
          </table:table-cell>
          <table:table-cell table:number-columns-repeated="16128"/>
        </table:table-row>
        <table:table-row table:style-name="ro1">
          <table:table-cell office:value-type="time" office:time-value="PT984972H19M17.000S" table:style-name="ce9">
            <text:p>12:19:17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6" table:style-name="ce1">
            <text:p>2.6</text:p>
          </table:table-cell>
          <table:table-cell table:number-columns-repeated="16128"/>
        </table:table-row>
        <table:table-row table:style-name="ro1">
          <table:table-cell office:value-type="time" office:time-value="PT984972H19M47.000S" table:style-name="ce9">
            <text:p>12:19:47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8" table:style-name="ce1">
            <text:p>0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8" table:formula="msoxl:=AVERAGE(B2:B7)" table:style-name="ce8">
            <text:p>1.8</text:p>
          </table:table-cell>
          <table:table-cell office:value-type="float" office:value="1.8" table:formula="msoxl:=AVERAGE(C2:C7)" table:style-name="ce8">
            <text:p>1.8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3666666666666651" table:formula="msoxl:=IF(B9=0,0,MAX(SUMPRODUCT(B2:B7,B2:B7)/SUM(B2:B7)-B9,0))" table:style-name="ce8">
            <text:p>1.4</text:p>
          </table:table-cell>
          <table:table-cell office:value-type="float" office:value="1.3666666666666651" table:formula="msoxl:=IF(C9=0,0,MAX(SUMPRODUCT(C2:C7,C2:C7)/SUM(C2:C7)-C9,0))" table:style-name="ce8">
            <text:p>1.4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1333333333333349" table:formula="msoxl:=ABS(MAX(B2:B7)-B9-B10)" table:style-name="ce8">
            <text:p>1.1</text:p>
          </table:table-cell>
          <table:table-cell office:value-type="float" office:value="1.1333333333333349" table:formula="msoxl:=ABS(MAX(C2:C7)-C9-C10)" table:style-name="ce8">
            <text:p>1.1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3.1666666666666652" table:formula="msoxl:=B9+ B10" table:style-name="ce8">
            <text:p>3.2</text:p>
          </table:table-cell>
          <table:table-cell office:value-type="float" office:value="3.1666666666666652" table:formula="msoxl:=C9+ C10" table:style-name="ce8">
            <text:p>3.2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68056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7.11111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972H17M17.000S" table:style-name="ce9">
            <text:p>12:17: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972H17M47.000S" table:style-name="ce9">
            <text:p>12:17: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972H18M17.000S" table:style-name="ce9">
            <text:p>12:18: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972H18M47.000S" table:style-name="ce9">
            <text:p>12:18: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972H19M17.000S" table:style-name="ce9">
            <text:p>12:19: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972H19M47.000S" table:style-name="ce9">
            <text:p>12:19: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7)" table:style-name="ce8">
            <text:p>0.0</text:p>
          </table:table-cell>
          <table:table-cell office:value-type="float" office:value="0" table:formula="msoxl:=AVERAGE(C2:C7)" table:style-name="ce8">
            <text:p>0.0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9=0,0,MAX(SUMPRODUCT(B2:B7,B2:B7)/SUM(B2:B7)-B9,0))" table:style-name="ce8">
            <text:p>0.0</text:p>
          </table:table-cell>
          <table:table-cell office:value-type="float" office:value="0" table:formula="msoxl:=IF(C9=0,0,MAX(SUMPRODUCT(C2:C7,C2:C7)/SUM(C2:C7)-C9,0))" table:style-name="ce8">
            <text:p>0.0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7)-B9-B10)" table:style-name="ce8">
            <text:p>0.0</text:p>
          </table:table-cell>
          <table:table-cell office:value-type="float" office:value="0" table:formula="msoxl:=ABS(MAX(C2:C7)-C9-C10)" table:style-name="ce8">
            <text:p>0.0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9+ B10" table:style-name="ce8">
            <text:p>0.0</text:p>
          </table:table-cell>
          <table:table-cell office:value-type="float" office:value="0" table:formula="msoxl:=C9+ C10" table:style-name="ce8">
            <text:p>0.0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68056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7.11111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972H17M17.000S" table:style-name="ce9">
            <text:p>12:17:17</text:p>
          </table:table-cell>
          <table:table-cell office:value-type="float" office:value="3.6" table:style-name="ce1">
            <text:p>3.6</text:p>
          </table:table-cell>
          <table:table-cell office:value-type="float" office:value="3.6" table:style-name="ce1">
            <text:p>3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2" table:style-name="ce1">
            <text:p>7.2</text:p>
          </table:table-cell>
          <table:table-cell table:number-columns-repeated="16128"/>
        </table:table-row>
        <table:table-row table:style-name="ro1">
          <table:table-cell office:value-type="time" office:time-value="PT984972H17M47.000S" table:style-name="ce9">
            <text:p>12:17:47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2" table:style-name="ce1">
            <text:p>52</text:p>
          </table:table-cell>
          <table:table-cell table:number-columns-repeated="16128"/>
        </table:table-row>
        <table:table-row table:style-name="ro1">
          <table:table-cell office:value-type="time" office:time-value="PT984972H18M17.000S" table:style-name="ce9">
            <text:p>12:18:17</text:p>
          </table:table-cell>
          <table:table-cell office:value-type="float" office:value="645.20000000000005" table:style-name="ce1">
            <text:p>645.2</text:p>
          </table:table-cell>
          <table:table-cell office:value-type="float" office:value="645.20000000000005" table:style-name="ce1">
            <text:p>645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90.4000000000001" table:style-name="ce1">
            <text:p>1290.4</text:p>
          </table:table-cell>
          <table:table-cell table:number-columns-repeated="16128"/>
        </table:table-row>
        <table:table-row table:style-name="ro1">
          <table:table-cell office:value-type="time" office:time-value="PT984972H18M47.000S" table:style-name="ce9">
            <text:p>12:18:47</text:p>
          </table:table-cell>
          <table:table-cell office:value-type="float" office:value="1252.9000000000001" table:style-name="ce1">
            <text:p>1252.9</text:p>
          </table:table-cell>
          <table:table-cell office:value-type="float" office:value="1252.9000000000001" table:style-name="ce1">
            <text:p>1252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505.8000000000002" table:style-name="ce1">
            <text:p>2505.8</text:p>
          </table:table-cell>
          <table:table-cell table:number-columns-repeated="16128"/>
        </table:table-row>
        <table:table-row table:style-name="ro1">
          <table:table-cell office:value-type="time" office:time-value="PT984972H19M17.000S" table:style-name="ce9">
            <text:p>12:19:17</text:p>
          </table:table-cell>
          <table:table-cell office:value-type="float" office:value="191.4" table:style-name="ce1">
            <text:p>191.4</text:p>
          </table:table-cell>
          <table:table-cell office:value-type="float" office:value="191.4" table:style-name="ce1">
            <text:p>191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82.8" table:style-name="ce1">
            <text:p>382.8</text:p>
          </table:table-cell>
          <table:table-cell table:number-columns-repeated="16128"/>
        </table:table-row>
        <table:table-row table:style-name="ro1">
          <table:table-cell office:value-type="time" office:time-value="PT984972H19M47.000S" table:style-name="ce9">
            <text:p>12:19:47</text:p>
          </table:table-cell>
          <table:table-cell office:value-type="float" office:value="58.8" table:style-name="ce1">
            <text:p>58.8</text:p>
          </table:table-cell>
          <table:table-cell office:value-type="float" office:value="58.8" table:style-name="ce1">
            <text:p>58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7.6" table:style-name="ce1">
            <text:p>117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62.98333333333341" table:formula="msoxl:=AVERAGE(B2:B7)" table:style-name="ce8">
            <text:p>363.0</text:p>
          </table:table-cell>
          <table:table-cell office:value-type="float" office:value="362.98333333333341" table:formula="msoxl:=AVERAGE(C2:C7)" table:style-name="ce8">
            <text:p>363.0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67.64792154521911" table:formula="msoxl:=IF(B9=0,0,MAX(SUMPRODUCT(B2:B7,B2:B7)/SUM(B2:B7)-B9,0))" table:style-name="ce8">
            <text:p>567.6</text:p>
          </table:table-cell>
          <table:table-cell office:value-type="float" office:value="567.64792154521911" table:formula="msoxl:=IF(C9=0,0,MAX(SUMPRODUCT(C2:C7,C2:C7)/SUM(C2:C7)-C9,0))" table:style-name="ce8">
            <text:p>567.6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22.26874512144764" table:formula="msoxl:=ABS(MAX(B2:B7)-B9-B10)" table:style-name="ce8">
            <text:p>322.3</text:p>
          </table:table-cell>
          <table:table-cell office:value-type="float" office:value="322.26874512144764" table:formula="msoxl:=ABS(MAX(C2:C7)-C9-C10)" table:style-name="ce8">
            <text:p>322.3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930.63125487855245" table:formula="msoxl:=B9+ B10" table:style-name="ce8">
            <text:p>930.6</text:p>
          </table:table-cell>
          <table:table-cell office:value-type="float" office:value="930.63125487855245" table:formula="msoxl:=C9+ C10" table:style-name="ce8">
            <text:p>930.6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68056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7.11111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972H17M17.000S" table:style-name="ce9">
            <text:p>12:17:17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8" table:style-name="ce1">
            <text:p>1.8</text:p>
          </table:table-cell>
          <table:table-cell table:number-columns-repeated="16128"/>
        </table:table-row>
        <table:table-row table:style-name="ro1">
          <table:table-cell office:value-type="time" office:time-value="PT984972H17M47.000S" table:style-name="ce9">
            <text:p>12:17:47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8" table:style-name="ce1">
            <text:p>0.8</text:p>
          </table:table-cell>
          <table:table-cell table:number-columns-repeated="16128"/>
        </table:table-row>
        <table:table-row table:style-name="ro1">
          <table:table-cell office:value-type="time" office:time-value="PT984972H18M17.000S" table:style-name="ce9">
            <text:p>12:18:17</text:p>
          </table:table-cell>
          <table:table-cell office:value-type="float" office:value="3.8" table:style-name="ce1">
            <text:p>3.8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6" table:style-name="ce1">
            <text:p>7.6</text:p>
          </table:table-cell>
          <table:table-cell table:number-columns-repeated="16128"/>
        </table:table-row>
        <table:table-row table:style-name="ro1">
          <table:table-cell office:value-type="time" office:time-value="PT984972H18M47.000S" table:style-name="ce9">
            <text:p>12:18:47</text:p>
          </table:table-cell>
          <table:table-cell office:value-type="float" office:value="6.3" table:style-name="ce1">
            <text:p>6.3</text:p>
          </table:table-cell>
          <table:table-cell office:value-type="float" office:value="6.3" table:style-name="ce1">
            <text:p>6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.6" table:style-name="ce1">
            <text:p>12.6</text:p>
          </table:table-cell>
          <table:table-cell table:number-columns-repeated="16128"/>
        </table:table-row>
        <table:table-row table:style-name="ro1">
          <table:table-cell office:value-type="time" office:time-value="PT984972H19M17.000S" table:style-name="ce9">
            <text:p>12:19:17</text:p>
          </table:table-cell>
          <table:table-cell office:value-type="float" office:value="2.1" table:style-name="ce1">
            <text:p>2.1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2" table:style-name="ce1">
            <text:p>4.2</text:p>
          </table:table-cell>
          <table:table-cell table:number-columns-repeated="16128"/>
        </table:table-row>
        <table:table-row table:style-name="ro1">
          <table:table-cell office:value-type="time" office:time-value="PT984972H19M47.000S" table:style-name="ce9">
            <text:p>12:19:47</text:p>
          </table:table-cell>
          <table:table-cell office:value-type="float" office:value="1.4" table:style-name="ce1">
            <text:p>1.4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8" table:style-name="ce1">
            <text:p>2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.4833333333333329" table:formula="msoxl:=AVERAGE(B2:B7)" table:style-name="ce8">
            <text:p>2.5</text:p>
          </table:table-cell>
          <table:table-cell office:value-type="float" office:value="2.4833333333333329" table:formula="msoxl:=AVERAGE(C2:C7)" table:style-name="ce8">
            <text:p>2.5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6421700223713649" table:formula="msoxl:=IF(B9=0,0,MAX(SUMPRODUCT(B2:B7,B2:B7)/SUM(B2:B7)-B9,0))" table:style-name="ce8">
            <text:p>1.6</text:p>
          </table:table-cell>
          <table:table-cell office:value-type="float" office:value="1.6421700223713649" table:formula="msoxl:=IF(C9=0,0,MAX(SUMPRODUCT(C2:C7,C2:C7)/SUM(C2:C7)-C9,0))" table:style-name="ce8">
            <text:p>1.6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.174496644295302" table:formula="msoxl:=ABS(MAX(B2:B7)-B9-B10)" table:style-name="ce8">
            <text:p>2.2</text:p>
          </table:table-cell>
          <table:table-cell office:value-type="float" office:value="2.174496644295302" table:formula="msoxl:=ABS(MAX(C2:C7)-C9-C10)" table:style-name="ce8">
            <text:p>2.2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4.1255033557046978" table:formula="msoxl:=B9+ B10" table:style-name="ce8">
            <text:p>4.1</text:p>
          </table:table-cell>
          <table:table-cell office:value-type="float" office:value="4.1255033557046978" table:formula="msoxl:=C9+ C10" table:style-name="ce8">
            <text:p>4.1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68056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4972H17M17.000S" table:style-name="ce9">
            <text:p>12:17:17</text:p>
          </table:table-cell>
          <table:table-cell office:value-type="float" office:value="57.4" table:style-name="ce1">
            <text:p>57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972H17M47.000S" table:style-name="ce9">
            <text:p>12:17:47</text:p>
          </table:table-cell>
          <table:table-cell office:value-type="float" office:value="57.6" table:style-name="ce1">
            <text:p>57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972H18M17.000S" table:style-name="ce9">
            <text:p>12:18:17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972H18M47.000S" table:style-name="ce9">
            <text:p>12:18:47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972H19M17.000S" table:style-name="ce9">
            <text:p>12:19:17</text:p>
          </table:table-cell>
          <table:table-cell office:value-type="float" office:value="57.7" table:style-name="ce1">
            <text:p>5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972H19M47.000S" table:style-name="ce9">
            <text:p>12:19:47</text:p>
          </table:table-cell>
          <table:table-cell office:value-type="float" office:value="57.4" table:style-name="ce1">
            <text:p>57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7.65" table:formula="msoxl:=AVERAGE(B2:B7)" table:style-name="ce8">
            <text:p>57.7</text:p>
          </table:table-cell>
          <table:table-cell office:value-type="float" office:value="0" table:formula="msoxl:=AVERAGE(C2:C7)" table:style-name="ce8">
            <text:p>0.0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office:value-type="float" office:value="0" table:formula="msoxl:=AVERAGE(F2:F7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7.3720728534709679E-4" table:formula="msoxl:=IF(B9=0,0,MAX(SUMPRODUCT(B2:B7,B2:B7)/SUM(B2:B7)-B9,0))" table:style-name="ce8">
            <text:p>0.0</text:p>
          </table:table-cell>
          <table:table-cell office:value-type="float" office:value="0" table:formula="msoxl:=IF(C9=0,0,MAX(SUMPRODUCT(C2:C7,C2:C7)/SUM(C2:C7)-C9,0))" table:style-name="ce8">
            <text:p>0.0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office:value-type="float" office:value="0" table:formula="msoxl:=IF(F9=0,0,MAX(SUMPRODUCT(F2:F7,F2:F7)/SUM(F2:F7)-F9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2492627927146529" table:formula="msoxl:=ABS(MAX(B2:B7)-B9-B10)" table:style-name="ce8">
            <text:p>0.2</text:p>
          </table:table-cell>
          <table:table-cell office:value-type="float" office:value="0" table:formula="msoxl:=ABS(MAX(C2:C7)-C9-C10)" table:style-name="ce8">
            <text:p>0.0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office:value-type="float" office:value="0" table:formula="msoxl:=ABS(MAX(F2:F7)-F9-F10)" table:style-name="ce8">
            <text:p>0.0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68056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7.11111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39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4972H17M17.000S" table:style-name="ce9">
            <text:p>12:17:1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066.3" table:style-name="ce1">
            <text:p>4066.3</text:p>
          </table:table-cell>
          <table:table-cell office:value-type="float" office:value="3470.9" table:style-name="ce1">
            <text:p>3470.9</text:p>
          </table:table-cell>
          <table:table-cell office:value-type="float" office:value="595.4" table:style-name="ce1">
            <text:p>595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9" table:style-name="ce1">
            <text:p>689</text:p>
          </table:table-cell>
          <table:table-cell office:value-type="float" office:value="2681.7" table:style-name="ce1">
            <text:p>2681.7</text:p>
          </table:table-cell>
          <table:table-cell office:value-type="float" office:value="-1" table:style-name="ce1">
            <text:p>-1</text:p>
          </table:table-cell>
          <table:table-cell office:value-type="float" office:value="150.19999999999999" table:style-name="ce1">
            <text:p>150.2</text:p>
          </table:table-cell>
          <table:table-cell office:value-type="float" office:value="0" table:style-name="ce1">
            <text:p>0</text:p>
          </table:table-cell>
          <table:table-cell office:value-type="float" office:value="262" table:style-name="ce1">
            <text:p>262</text:p>
          </table:table-cell>
          <table:table-cell table:number-columns-repeated="16368"/>
        </table:table-row>
        <table:table-row table:style-name="ro1">
          <table:table-cell office:value-type="time" office:time-value="PT984972H17M47.000S" table:style-name="ce9">
            <text:p>12:17:4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3983.8" table:style-name="ce1">
            <text:p>3983.8</text:p>
          </table:table-cell>
          <table:table-cell office:value-type="float" office:value="3389.4" table:style-name="ce1">
            <text:p>3389.4</text:p>
          </table:table-cell>
          <table:table-cell office:value-type="float" office:value="594.4" table:style-name="ce1">
            <text:p>594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7" table:style-name="ce1">
            <text:p>707</text:p>
          </table:table-cell>
          <table:table-cell office:value-type="float" office:value="2751.6" table:style-name="ce1">
            <text:p>2751.6</text:p>
          </table:table-cell>
          <table:table-cell office:value-type="float" office:value="-1" table:style-name="ce1">
            <text:p>-1</text:p>
          </table:table-cell>
          <table:table-cell office:value-type="float" office:value="150.4" table:style-name="ce1">
            <text:p>150.4</text:p>
          </table:table-cell>
          <table:table-cell office:value-type="float" office:value="0" table:style-name="ce1">
            <text:p>0</text:p>
          </table:table-cell>
          <table:table-cell office:value-type="float" office:value="274.8" table:style-name="ce1">
            <text:p>274.8</text:p>
          </table:table-cell>
          <table:table-cell table:number-columns-repeated="16368"/>
        </table:table-row>
        <table:table-row table:style-name="ro1">
          <table:table-cell office:value-type="time" office:time-value="PT984972H18M17.000S" table:style-name="ce9">
            <text:p>12:18:1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3969.7" table:style-name="ce1">
            <text:p>3969.7</text:p>
          </table:table-cell>
          <table:table-cell office:value-type="float" office:value="3377.3" table:style-name="ce1">
            <text:p>3377.3</text:p>
          </table:table-cell>
          <table:table-cell office:value-type="float" office:value="592.4" table:style-name="ce1">
            <text:p>592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9.4" table:style-name="ce1">
            <text:p>729.4</text:p>
          </table:table-cell>
          <table:table-cell office:value-type="float" office:value="2750.8" table:style-name="ce1">
            <text:p>2750.8</text:p>
          </table:table-cell>
          <table:table-cell office:value-type="float" office:value="-1" table:style-name="ce1">
            <text:p>-1</text:p>
          </table:table-cell>
          <table:table-cell office:value-type="float" office:value="150.5" table:style-name="ce1">
            <text:p>150.5</text:p>
          </table:table-cell>
          <table:table-cell office:value-type="float" office:value="0" table:style-name="ce1">
            <text:p>0</text:p>
          </table:table-cell>
          <table:table-cell office:value-type="float" office:value="287.3" table:style-name="ce1">
            <text:p>287.3</text:p>
          </table:table-cell>
          <table:table-cell table:number-columns-repeated="16368"/>
        </table:table-row>
        <table:table-row table:style-name="ro1">
          <table:table-cell office:value-type="time" office:time-value="PT984972H18M47.000S" table:style-name="ce9">
            <text:p>12:18:4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3970.3" table:style-name="ce1">
            <text:p>3970.3</text:p>
          </table:table-cell>
          <table:table-cell office:value-type="float" office:value="3376.9" table:style-name="ce1">
            <text:p>3376.9</text:p>
          </table:table-cell>
          <table:table-cell office:value-type="float" office:value="593.4" table:style-name="ce1">
            <text:p>593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9.4" table:style-name="ce1">
            <text:p>729.4</text:p>
          </table:table-cell>
          <table:table-cell office:value-type="float" office:value="2763.8" table:style-name="ce1">
            <text:p>2763.8</text:p>
          </table:table-cell>
          <table:table-cell office:value-type="float" office:value="-1" table:style-name="ce1">
            <text:p>-1</text:p>
          </table:table-cell>
          <table:table-cell office:value-type="float" office:value="150.5" table:style-name="ce1">
            <text:p>150.5</text:p>
          </table:table-cell>
          <table:table-cell office:value-type="float" office:value="0" table:style-name="ce1">
            <text:p>0</text:p>
          </table:table-cell>
          <table:table-cell office:value-type="float" office:value="273.60000000000002" table:style-name="ce1">
            <text:p>273.6</text:p>
          </table:table-cell>
          <table:table-cell table:number-columns-repeated="16368"/>
        </table:table-row>
        <table:table-row table:style-name="ro1">
          <table:table-cell office:value-type="time" office:time-value="PT984972H19M17.000S" table:style-name="ce9">
            <text:p>12:19:1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3989.5" table:style-name="ce1">
            <text:p>3989.5</text:p>
          </table:table-cell>
          <table:table-cell office:value-type="float" office:value="3396" table:style-name="ce1">
            <text:p>3396</text:p>
          </table:table-cell>
          <table:table-cell office:value-type="float" office:value="593.5" table:style-name="ce1">
            <text:p>593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0.1" table:style-name="ce1">
            <text:p>710.1</text:p>
          </table:table-cell>
          <table:table-cell office:value-type="float" office:value="2748.3" table:style-name="ce1">
            <text:p>2748.3</text:p>
          </table:table-cell>
          <table:table-cell office:value-type="float" office:value="-1" table:style-name="ce1">
            <text:p>-1</text:p>
          </table:table-cell>
          <table:table-cell office:value-type="float" office:value="150.6" table:style-name="ce1">
            <text:p>150.6</text:p>
          </table:table-cell>
          <table:table-cell office:value-type="float" office:value="0" table:style-name="ce1">
            <text:p>0</text:p>
          </table:table-cell>
          <table:table-cell office:value-type="float" office:value="269.89999999999998" table:style-name="ce1">
            <text:p>269.9</text:p>
          </table:table-cell>
          <table:table-cell table:number-columns-repeated="16368"/>
        </table:table-row>
        <table:table-row table:style-name="ro1">
          <table:table-cell office:value-type="time" office:time-value="PT984972H19M47.000S" table:style-name="ce9">
            <text:p>12:19:4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007.9" table:style-name="ce1">
            <text:p>4007.9</text:p>
          </table:table-cell>
          <table:table-cell office:value-type="float" office:value="3413.8" table:style-name="ce1">
            <text:p>3413.8</text:p>
          </table:table-cell>
          <table:table-cell office:value-type="float" office:value="594" table:style-name="ce1">
            <text:p>59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92" table:style-name="ce1">
            <text:p>692</text:p>
          </table:table-cell>
          <table:table-cell office:value-type="float" office:value="2735.3" table:style-name="ce1">
            <text:p>2735.3</text:p>
          </table:table-cell>
          <table:table-cell office:value-type="float" office:value="-1" table:style-name="ce1">
            <text:p>-1</text:p>
          </table:table-cell>
          <table:table-cell office:value-type="float" office:value="150.6" table:style-name="ce1">
            <text:p>150.6</text:p>
          </table:table-cell>
          <table:table-cell office:value-type="float" office:value="0" table:style-name="ce1">
            <text:p>0</text:p>
          </table:table-cell>
          <table:table-cell office:value-type="float" office:value="264.89999999999998" table:style-name="ce1">
            <text:p>264.9</text:p>
          </table:table-cell>
          <table:table-cell table:number-columns-repeated="16368"/>
        </table:table-row>
        <table:table-row table:number-rows-repeated="1048569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68056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7.11111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54167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39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4972H17M17.000S" table:style-name="ce9">
            <text:p>12:17:17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1.5999999999999999" table:style-name="ce1">
            <text:p>1.6</text:p>
          </table:table-cell>
          <table:table-cell office:value-type="float" office:value="1.4" table:style-name="ce1">
            <text:p>1.4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4972H17M47.000S" table:style-name="ce9">
            <text:p>12:17:47</text:p>
          </table:table-cell>
          <table:table-cell office:value-type="float" office:value="5661.9" table:style-name="ce1">
            <text:p>5661.9</text:p>
          </table:table-cell>
          <table:table-cell office:value-type="float" office:value="319.2" table:style-name="ce1">
            <text:p>319.2</text:p>
          </table:table-cell>
          <table:table-cell office:value-type="float" office:value="5661.9" table:style-name="ce1">
            <text:p>5661.9</text:p>
          </table:table-cell>
          <table:table-cell office:value-type="float" office:value="713.8" table:style-name="ce1">
            <text:p>713.8</text:p>
          </table:table-cell>
          <table:table-cell office:value-type="float" office:value="11323.8" table:style-name="ce1">
            <text:p>11323.8</text:p>
          </table:table-cell>
          <table:table-cell office:value-type="float" office:value="1033" table:style-name="ce1">
            <text:p>1033</text:p>
          </table:table-cell>
          <table:table-cell office:value-type="float" office:value="5981.0999999999995" table:style-name="ce1">
            <text:p>5981.1</text:p>
          </table:table-cell>
          <table:table-cell office:value-type="float" office:value="-6375.7" table:style-name="ce1">
            <text:p>-6375.7</text:p>
          </table:table-cell>
          <table:table-cell table:number-columns-repeated="16375"/>
        </table:table-row>
        <table:table-row table:style-name="ro1">
          <table:table-cell office:value-type="time" office:time-value="PT984972H18M17.000S" table:style-name="ce9">
            <text:p>12:18:17</text:p>
          </table:table-cell>
          <table:table-cell office:value-type="float" office:value="10460.4" table:style-name="ce1">
            <text:p>10460.4</text:p>
          </table:table-cell>
          <table:table-cell office:value-type="float" office:value="22.5" table:style-name="ce1">
            <text:p>22.5</text:p>
          </table:table-cell>
          <table:table-cell office:value-type="float" office:value="10460.4" table:style-name="ce1">
            <text:p>10460.4</text:p>
          </table:table-cell>
          <table:table-cell office:value-type="float" office:value="923" table:style-name="ce1">
            <text:p>923</text:p>
          </table:table-cell>
          <table:table-cell office:value-type="float" office:value="20920.8" table:style-name="ce1">
            <text:p>20920.8</text:p>
          </table:table-cell>
          <table:table-cell office:value-type="float" office:value="945.5" table:style-name="ce1">
            <text:p>945.5</text:p>
          </table:table-cell>
          <table:table-cell office:value-type="float" office:value="10482.9" table:style-name="ce1">
            <text:p>10482.9</text:p>
          </table:table-cell>
          <table:table-cell office:value-type="float" office:value="-11383.4" table:style-name="ce1">
            <text:p>-11383.4</text:p>
          </table:table-cell>
          <table:table-cell table:number-columns-repeated="16375"/>
        </table:table-row>
        <table:table-row table:style-name="ro1">
          <table:table-cell office:value-type="time" office:time-value="PT984972H18M47.000S" table:style-name="ce9">
            <text:p>12:18:47</text:p>
          </table:table-cell>
          <table:table-cell office:value-type="float" office:value="1083.5999999999999" table:style-name="ce1">
            <text:p>1083.6</text:p>
          </table:table-cell>
          <table:table-cell office:value-type="float" office:value="35.4" table:style-name="ce1">
            <text:p>35.4</text:p>
          </table:table-cell>
          <table:table-cell office:value-type="float" office:value="1083.5999999999999" table:style-name="ce1">
            <text:p>1083.6</text:p>
          </table:table-cell>
          <table:table-cell office:value-type="float" office:value="384.7" table:style-name="ce1">
            <text:p>384.7</text:p>
          </table:table-cell>
          <table:table-cell office:value-type="float" office:value="2167.1999999999998" table:style-name="ce1">
            <text:p>2167.2</text:p>
          </table:table-cell>
          <table:table-cell office:value-type="float" office:value="420.09999999999997" table:style-name="ce1">
            <text:p>420.1</text:p>
          </table:table-cell>
          <table:table-cell office:value-type="float" office:value="1119" table:style-name="ce1">
            <text:p>1119</text:p>
          </table:table-cell>
          <table:table-cell office:value-type="float" office:value="-1468.3" table:style-name="ce1">
            <text:p>-1468.3</text:p>
          </table:table-cell>
          <table:table-cell table:number-columns-repeated="16375"/>
        </table:table-row>
        <table:table-row table:style-name="ro1">
          <table:table-cell office:value-type="time" office:time-value="PT984972H19M17.000S" table:style-name="ce9">
            <text:p>12:19:17</text:p>
          </table:table-cell>
          <table:table-cell office:value-type="float" office:value="1230.5999999999999" table:style-name="ce1">
            <text:p>1230.6</text:p>
          </table:table-cell>
          <table:table-cell office:value-type="float" office:value="14.9" table:style-name="ce1">
            <text:p>14.9</text:p>
          </table:table-cell>
          <table:table-cell office:value-type="float" office:value="1230.5999999999999" table:style-name="ce1">
            <text:p>1230.6</text:p>
          </table:table-cell>
          <table:table-cell office:value-type="float" office:value="181.6" table:style-name="ce1">
            <text:p>181.6</text:p>
          </table:table-cell>
          <table:table-cell office:value-type="float" office:value="2461.1999999999998" table:style-name="ce1">
            <text:p>2461.2</text:p>
          </table:table-cell>
          <table:table-cell office:value-type="float" office:value="196.5" table:style-name="ce1">
            <text:p>196.5</text:p>
          </table:table-cell>
          <table:table-cell office:value-type="float" office:value="1245.5" table:style-name="ce1">
            <text:p>1245.5</text:p>
          </table:table-cell>
          <table:table-cell office:value-type="float" office:value="-1412.1999999999998" table:style-name="ce1">
            <text:p>-1412.2</text:p>
          </table:table-cell>
          <table:table-cell table:number-columns-repeated="16375"/>
        </table:table-row>
        <table:table-row table:style-name="ro1">
          <table:table-cell office:value-type="time" office:time-value="PT984972H19M47.000S" table:style-name="ce9">
            <text:p>12:19:47</text:p>
          </table:table-cell>
          <table:table-cell office:value-type="float" office:value="630.9" table:style-name="ce1">
            <text:p>630.9</text:p>
          </table:table-cell>
          <table:table-cell office:value-type="float" office:value="7.9" table:style-name="ce1">
            <text:p>7.9</text:p>
          </table:table-cell>
          <table:table-cell office:value-type="float" office:value="630.9" table:style-name="ce1">
            <text:p>630.9</text:p>
          </table:table-cell>
          <table:table-cell office:value-type="float" office:value="60.7" table:style-name="ce1">
            <text:p>60.7</text:p>
          </table:table-cell>
          <table:table-cell office:value-type="float" office:value="1261.8" table:style-name="ce1">
            <text:p>1261.8</text:p>
          </table:table-cell>
          <table:table-cell office:value-type="float" office:value="68.600000000000009" table:style-name="ce1">
            <text:p>68.6</text:p>
          </table:table-cell>
          <table:table-cell office:value-type="float" office:value="638.79999999999995" table:style-name="ce1">
            <text:p>638.8</text:p>
          </table:table-cell>
          <table:table-cell office:value-type="float" office:value="-691.6" table:style-name="ce1">
            <text:p>-691.6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177.8999999999996" table:formula="msoxl:=AVERAGE(B2:B7)" table:style-name="ce8">
            <text:p>3177.9</text:p>
          </table:table-cell>
          <table:table-cell office:value-type="float" office:value="66.883333333333312" table:formula="msoxl:=AVERAGE(C2:C7)" table:style-name="ce8">
            <text:p>66.9</text:p>
          </table:table-cell>
          <table:table-cell office:value-type="float" office:value="3177.8999999999996" table:formula="msoxl:=AVERAGE(D2:D7)" table:style-name="ce8">
            <text:p>3177.9</text:p>
          </table:table-cell>
          <table:table-cell office:value-type="float" office:value="377.33333333333331" table:formula="msoxl:=AVERAGE(E2:E7)" table:style-name="ce8">
            <text:p>377.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403.8195789672436" table:formula="msoxl:=IF(B9=0,0,MAX(SUMPRODUCT(B2:B7,B2:B7)/SUM(B2:B7)-B9,0))" table:style-name="ce8">
            <text:p>4403.8</text:p>
          </table:table-cell>
          <table:table-cell office:value-type="float" office:value="192.11101005066877" table:formula="msoxl:=IF(C9=0,0,MAX(SUMPRODUCT(C2:C7,C2:C7)/SUM(C2:C7)-C9,0))" table:style-name="ce8">
            <text:p>192.1</text:p>
          </table:table-cell>
          <table:table-cell office:value-type="float" office:value="4403.8195789672436" table:formula="msoxl:=IF(D9=0,0,MAX(SUMPRODUCT(D2:D7,D2:D7)/SUM(D2:D7)-D9,0))" table:style-name="ce8">
            <text:p>4403.8</text:p>
          </table:table-cell>
          <table:table-cell office:value-type="float" office:value="305.57153415783279" table:formula="msoxl:=IF(E9=0,0,MAX(SUMPRODUCT(E2:E7,E2:E7)/SUM(E2:E7)-E9,0))" table:style-name="ce8">
            <text:p>305.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878.6804210327564" table:formula="msoxl:=ABS(MAX(B2:B7)-B9-B10)" table:style-name="ce8">
            <text:p>2878.7</text:p>
          </table:table-cell>
          <table:table-cell office:value-type="float" office:value="60.205656615997896" table:formula="msoxl:=ABS(MAX(C2:C7)-C9-C10)" table:style-name="ce8">
            <text:p>60.2</text:p>
          </table:table-cell>
          <table:table-cell office:value-type="float" office:value="2878.6804210327564" table:formula="msoxl:=ABS(MAX(D2:D7)-D9-D10)" table:style-name="ce8">
            <text:p>2878.7</text:p>
          </table:table-cell>
          <table:table-cell office:value-type="float" office:value="240.09513250883396" table:formula="msoxl:=ABS(MAX(E2:E7)-E9-E10)" table:style-name="ce8">
            <text:p>240.1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68056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7.11111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39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4972H17M17.000S" table:style-name="ce9">
            <text:p>12:17:17</text:p>
          </table:table-cell>
          <table:table-cell office:value-type="float" office:value="0" table:style-name="ce1">
            <text:p>0</text:p>
          </table:table-cell>
          <table:table-cell office:value-type="float" office:value="28.2" table:style-name="ce1">
            <text:p>28.2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4972H17M47.000S" table:style-name="ce9">
            <text:p>12:17:47</text:p>
          </table:table-cell>
          <table:table-cell office:value-type="float" office:value="19205.7" table:style-name="ce1">
            <text:p>19205.7</text:p>
          </table:table-cell>
          <table:table-cell office:value-type="float" office:value="1027.0999999999999" table:style-name="ce1">
            <text:p>1027.1</text:p>
          </table:table-cell>
          <table:table-cell office:value-type="float" office:value="19205.7" table:style-name="ce1">
            <text:p>19205.7</text:p>
          </table:table-cell>
          <table:table-cell office:value-type="float" office:value="1452" table:style-name="ce1">
            <text:p>1452</text:p>
          </table:table-cell>
          <table:table-cell table:number-columns-repeated="16379"/>
        </table:table-row>
        <table:table-row table:style-name="ro1">
          <table:table-cell office:value-type="time" office:time-value="PT984972H18M17.000S" table:style-name="ce9">
            <text:p>12:18:17</text:p>
          </table:table-cell>
          <table:table-cell office:value-type="float" office:value="37400.199999999997" table:style-name="ce1">
            <text:p>37400.2</text:p>
          </table:table-cell>
          <table:table-cell office:value-type="float" office:value="352.5" table:style-name="ce1">
            <text:p>352.5</text:p>
          </table:table-cell>
          <table:table-cell office:value-type="float" office:value="37400.199999999997" table:style-name="ce1">
            <text:p>37400.2</text:p>
          </table:table-cell>
          <table:table-cell office:value-type="float" office:value="678.7" table:style-name="ce1">
            <text:p>678.7</text:p>
          </table:table-cell>
          <table:table-cell table:number-columns-repeated="16379"/>
        </table:table-row>
        <table:table-row table:style-name="ro1">
          <table:table-cell office:value-type="time" office:time-value="PT984972H18M47.000S" table:style-name="ce9">
            <text:p>12:18:47</text:p>
          </table:table-cell>
          <table:table-cell office:value-type="float" office:value="3865.9" table:style-name="ce1">
            <text:p>3865.9</text:p>
          </table:table-cell>
          <table:table-cell office:value-type="float" office:value="218" table:style-name="ce1">
            <text:p>218</text:p>
          </table:table-cell>
          <table:table-cell office:value-type="float" office:value="3865.9" table:style-name="ce1">
            <text:p>3865.9</text:p>
          </table:table-cell>
          <table:table-cell office:value-type="float" office:value="351" table:style-name="ce1">
            <text:p>351</text:p>
          </table:table-cell>
          <table:table-cell table:number-columns-repeated="16379"/>
        </table:table-row>
        <table:table-row table:style-name="ro1">
          <table:table-cell office:value-type="time" office:time-value="PT984972H19M17.000S" table:style-name="ce9">
            <text:p>12:19:17</text:p>
          </table:table-cell>
          <table:table-cell office:value-type="float" office:value="4279.1000000000004" table:style-name="ce1">
            <text:p>4279.1</text:p>
          </table:table-cell>
          <table:table-cell office:value-type="float" office:value="100.5" table:style-name="ce1">
            <text:p>100.5</text:p>
          </table:table-cell>
          <table:table-cell office:value-type="float" office:value="4279.1000000000004" table:style-name="ce1">
            <text:p>4279.1</text:p>
          </table:table-cell>
          <table:table-cell office:value-type="float" office:value="161.1" table:style-name="ce1">
            <text:p>161.1</text:p>
          </table:table-cell>
          <table:table-cell table:number-columns-repeated="16379"/>
        </table:table-row>
        <table:table-row table:style-name="ro1">
          <table:table-cell office:value-type="time" office:time-value="PT984972H19M47.000S" table:style-name="ce9">
            <text:p>12:19:47</text:p>
          </table:table-cell>
          <table:table-cell office:value-type="float" office:value="2191.3000000000002" table:style-name="ce1">
            <text:p>2191.3</text:p>
          </table:table-cell>
          <table:table-cell office:value-type="float" office:value="46.5" table:style-name="ce1">
            <text:p>46.5</text:p>
          </table:table-cell>
          <table:table-cell office:value-type="float" office:value="2191.3000000000002" table:style-name="ce1">
            <text:p>2191.3</text:p>
          </table:table-cell>
          <table:table-cell office:value-type="float" office:value="59.3" table:style-name="ce1">
            <text:p>59.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1157.033333333333" table:formula="msoxl:=AVERAGE(B2:B7)" table:style-name="ce8">
            <text:p>11157.0</text:p>
          </table:table-cell>
          <table:table-cell office:value-type="float" office:value="295.46666666666664" table:formula="msoxl:=AVERAGE(C2:C7)" table:style-name="ce8">
            <text:p>295.5</text:p>
          </table:table-cell>
          <table:table-cell office:value-type="float" office:value="11157.033333333333" table:formula="msoxl:=AVERAGE(D2:D7)" table:style-name="ce8">
            <text:p>11157.0</text:p>
          </table:table-cell>
          <table:table-cell office:value-type="float" office:value="450.50000000000006" table:formula="msoxl:=AVERAGE(E2:E7)" table:style-name="ce8">
            <text:p>45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5816.856796360637" table:formula="msoxl:=IF(B9=0,0,MAX(SUMPRODUCT(B2:B7,B2:B7)/SUM(B2:B7)-B9,0))" table:style-name="ce8">
            <text:p>15816.9</text:p>
          </table:table-cell>
          <table:table-cell office:value-type="float" office:value="403.86343261131168" table:formula="msoxl:=IF(C9=0,0,MAX(SUMPRODUCT(C2:C7,C2:C7)/SUM(C2:C7)-C9,0))" table:style-name="ce8">
            <text:p>403.9</text:p>
          </table:table-cell>
          <table:table-cell office:value-type="float" office:value="15816.856796360637" table:formula="msoxl:=IF(D9=0,0,MAX(SUMPRODUCT(D2:D7,D2:D7)/SUM(D2:D7)-D9,0))" table:style-name="ce8">
            <text:p>15816.9</text:p>
          </table:table-cell>
          <table:table-cell office:value-type="float" office:value="556.384646688864" table:formula="msoxl:=IF(E9=0,0,MAX(SUMPRODUCT(E2:E7,E2:E7)/SUM(E2:E7)-E9,0))" table:style-name="ce8">
            <text:p>556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0426.309870306028" table:formula="msoxl:=ABS(MAX(B2:B7)-B9-B10)" table:style-name="ce8">
            <text:p>10426.3</text:p>
          </table:table-cell>
          <table:table-cell office:value-type="float" office:value="327.76990072202153" table:formula="msoxl:=ABS(MAX(C2:C7)-C9-C10)" table:style-name="ce8">
            <text:p>327.8</text:p>
          </table:table-cell>
          <table:table-cell office:value-type="float" office:value="10426.309870306028" table:formula="msoxl:=ABS(MAX(D2:D7)-D9-D10)" table:style-name="ce8">
            <text:p>10426.3</text:p>
          </table:table-cell>
          <table:table-cell office:value-type="float" office:value="445.115353311136" table:formula="msoxl:=ABS(MAX(E2:E7)-E9-E10)" table:style-name="ce8">
            <text:p>445.1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68056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7.11111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54167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39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4972H17M17.000S" table:style-name="ce9">
            <text:p>12:17:17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972H17M47.000S" table:style-name="ce9">
            <text:p>12:17:47</text:p>
          </table:table-cell>
          <table:table-cell office:value-type="float" office:value="11" table:style-name="ce1">
            <text:p>11</text:p>
          </table:table-cell>
          <table:table-cell office:value-type="float" office:value="-1" table:style-name="ce1">
            <text:p>-1</text:p>
          </table:table-cell>
          <table:table-cell office:value-type="float" office:value="23122.1" table:style-name="ce1">
            <text:p>23122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4" table:style-name="ce1">
            <text:p>1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972H18M17.000S" table:style-name="ce9">
            <text:p>12:18:17</text:p>
          </table:table-cell>
          <table:table-cell office:value-type="float" office:value="21" table:style-name="ce1">
            <text:p>21</text:p>
          </table:table-cell>
          <table:table-cell office:value-type="float" office:value="-1" table:style-name="ce1">
            <text:p>-1</text:p>
          </table:table-cell>
          <table:table-cell office:value-type="float" office:value="42003.5" table:style-name="ce1">
            <text:p>42003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972H18M47.000S" table:style-name="ce9">
            <text:p>12:18:47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4890.8999999999996" table:style-name="ce1">
            <text:p>4890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2" table:style-name="ce1">
            <text:p>1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972H19M17.000S" table:style-name="ce9">
            <text:p>12:19:17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5204.6000000000004" table:style-name="ce1">
            <text:p>5204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3" table:style-name="ce1">
            <text:p>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972H19M47.000S" table:style-name="ce9">
            <text:p>12:19:47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725.8" table:style-name="ce1">
            <text:p>2725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9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68056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7.11111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4972H17M17.000S" table:style-name="ce9">
            <text:p>12:17:1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2" table:style-name="ce1">
            <text:p>3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120" table:style-name="ce1">
            <text:p>9120</text:p>
          </table:table-cell>
          <table:table-cell office:value-type="float" office:value="-1" table:style-name="ce1">
            <text:p>-1</text:p>
          </table:table-cell>
          <table:table-cell office:value-type="float" office:value="4311" table:style-name="ce1">
            <text:p>4311</text:p>
          </table:table-cell>
          <table:table-cell office:value-type="float" office:value="415" table:style-name="ce1">
            <text:p>415</text:p>
          </table:table-cell>
          <table:table-cell office:value-type="float" office:value="-1" table:style-name="ce1">
            <text:p>-1</text:p>
          </table:table-cell>
          <table:table-cell office:value-type="float" office:value="214827" table:style-name="ce1">
            <text:p>21482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355" table:style-name="ce1">
            <text:p>35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" table:style-name="ce1">
            <text:p>4</text:p>
          </table:table-cell>
          <table:table-cell office:value-type="float" office:value="50" table:style-name="ce1">
            <text:p>50</text:p>
          </table:table-cell>
          <table:table-cell table:number-columns-repeated="16346"/>
        </table:table-row>
        <table:table-row table:style-name="ro1">
          <table:table-cell office:value-type="time" office:time-value="PT984972H17M47.000S" table:style-name="ce9">
            <text:p>12:17:4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1" table:style-name="ce1">
            <text:p>1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515" table:style-name="ce1">
            <text:p>-8515</text:p>
          </table:table-cell>
          <table:table-cell office:value-type="float" office:value="0" table:style-name="ce1">
            <text:p>0</text:p>
          </table:table-cell>
          <table:table-cell office:value-type="float" office:value="1562" table:style-name="ce1">
            <text:p>15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14828" table:style-name="ce1">
            <text:p>-2148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1" table:style-name="ce1">
            <text:p>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-19" table:style-name="ce1">
            <text:p>-19</text:p>
          </table:table-cell>
          <table:table-cell table:number-columns-repeated="16346"/>
        </table:table-row>
        <table:table-row table:style-name="ro1">
          <table:table-cell office:value-type="time" office:time-value="PT984972H18M17.000S" table:style-name="ce9">
            <text:p>12:18:1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2" table:style-name="ce1">
            <text:p>9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42" table:style-name="ce1">
            <text:p>2642</text:p>
          </table:table-cell>
          <table:table-cell office:value-type="float" office:value="0" table:style-name="ce1">
            <text:p>0</text:p>
          </table:table-cell>
          <table:table-cell office:value-type="float" office:value="3186" table:style-name="ce1">
            <text:p>31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-2" table:style-name="ce1">
            <text:p>-2</text:p>
          </table:table-cell>
          <table:table-cell table:number-columns-repeated="16346"/>
        </table:table-row>
        <table:table-row table:style-name="ro1">
          <table:table-cell office:value-type="time" office:time-value="PT984972H18M47.000S" table:style-name="ce9">
            <text:p>12:18:4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4" table:style-name="ce1">
            <text:p>9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727" table:style-name="ce1">
            <text:p>6727</text:p>
          </table:table-cell>
          <table:table-cell office:value-type="float" office:value="0" table:style-name="ce1">
            <text:p>0</text:p>
          </table:table-cell>
          <table:table-cell office:value-type="float" office:value="-7613" table:style-name="ce1">
            <text:p>-76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table:number-columns-repeated="16346"/>
        </table:table-row>
        <table:table-row table:style-name="ro1">
          <table:table-cell office:value-type="time" office:time-value="PT984972H19M17.000S" table:style-name="ce9">
            <text:p>12:19:1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4" table:style-name="ce1">
            <text:p>5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842" table:style-name="ce1">
            <text:p>-9842</text:p>
          </table:table-cell>
          <table:table-cell office:value-type="float" office:value="0" table:style-name="ce1">
            <text:p>0</text:p>
          </table:table-cell>
          <table:table-cell office:value-type="float" office:value="2601" table:style-name="ce1">
            <text:p>26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38" table:style-name="ce1">
            <text:p>-38</text:p>
          </table:table-cell>
          <table:table-cell table:number-columns-repeated="16346"/>
        </table:table-row>
        <table:table-row table:style-name="ro1">
          <table:table-cell office:value-type="time" office:time-value="PT984972H19M47.000S" table:style-name="ce9">
            <text:p>12:19:4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7" table:style-name="ce1">
            <text:p>7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483" table:style-name="ce1">
            <text:p>4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5707" table:style-name="ce1">
            <text:p>2157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number-columns-repeated="16346"/>
        </table:table-row>
        <table:table-row table:number-rows-repeated="1048569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2H17M17.000S" table:style-name="ce9">
            <text:p>12:17:17</text:p>
          </table:table-cell>
          <table:table-cell office:value-type="date" office:date-value="2012-05-11T00:00:00" table:style-name="ce3">
            <text:p>11-May-12</text:p>
          </table:table-cell>
          <table:table-cell office:value-type="time" office:time-value="PT984972H17M17.000S" table:style-name="ce10">
            <text:p>12: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2H17M47.000S" table:style-name="ce9">
            <text:p>12:17:47</text:p>
          </table:table-cell>
          <table:table-cell office:value-type="date" office:date-value="2012-05-11T00:00:00" table:style-name="ce3">
            <text:p>11-May-12</text:p>
          </table:table-cell>
          <table:table-cell office:value-type="time" office:time-value="PT984972H17M47.000S" table:style-name="ce10">
            <text:p>12: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2H18M17.000S" table:style-name="ce9">
            <text:p>12:18:17</text:p>
          </table:table-cell>
          <table:table-cell office:value-type="date" office:date-value="2012-05-11T00:00:00" table:style-name="ce3">
            <text:p>11-May-12</text:p>
          </table:table-cell>
          <table:table-cell office:value-type="time" office:time-value="PT984972H18M17.000S" table:style-name="ce10">
            <text:p>12: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2H18M47.000S" table:style-name="ce9">
            <text:p>12:18:47</text:p>
          </table:table-cell>
          <table:table-cell office:value-type="date" office:date-value="2012-05-11T00:00:00" table:style-name="ce3">
            <text:p>11-May-12</text:p>
          </table:table-cell>
          <table:table-cell office:value-type="time" office:time-value="PT984972H18M47.000S" table:style-name="ce10">
            <text:p>12: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2H19M17.000S" table:style-name="ce9">
            <text:p>12:19:17</text:p>
          </table:table-cell>
          <table:table-cell office:value-type="date" office:date-value="2012-05-11T00:00:00" table:style-name="ce3">
            <text:p>11-May-12</text:p>
          </table:table-cell>
          <table:table-cell office:value-type="time" office:time-value="PT984972H19M17.000S" table:style-name="ce10">
            <text:p>12: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2H19M47.000S" table:style-name="ce9">
            <text:p>12:19:47</text:p>
          </table:table-cell>
          <table:table-cell office:value-type="date" office:date-value="2012-05-11T00:00:00" table:style-name="ce3">
            <text:p>11-May-12</text:p>
          </table:table-cell>
          <table:table-cell office:value-type="time" office:time-value="PT984972H19M47.000S" table:style-name="ce10">
            <text:p>12:19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68056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972H17M17.000S" table:style-name="ce9">
            <text:p>12:17:17</text:p>
          </table:table-cell>
          <table:table-cell office:value-type="float" office:value="7.5" table:style-name="ce1">
            <text:p>7.5</text:p>
          </table:table-cell>
          <table:table-cell office:value-type="float" office:value="1.4" table:style-name="ce1">
            <text:p>1.4</text:p>
          </table:table-cell>
          <table:table-cell office:value-type="float" office:value="0.5" table:style-name="ce1">
            <text:p>0.5</text:p>
          </table:table-cell>
          <table:table-cell office:value-type="float" office:value="90.5" table:style-name="ce1">
            <text:p>90.5</text:p>
          </table:table-cell>
          <table:table-cell office:value-type="float" office:value="8.9" table:style-name="ce1">
            <text:p>8.9</text:p>
          </table:table-cell>
          <table:table-cell table:number-columns-repeated="16378"/>
        </table:table-row>
        <table:table-row table:style-name="ro1">
          <table:table-cell office:value-type="time" office:time-value="PT984972H17M47.000S" table:style-name="ce9">
            <text:p>12:17:47</text:p>
          </table:table-cell>
          <table:table-cell office:value-type="float" office:value="45.4" table:style-name="ce1">
            <text:p>45.4</text:p>
          </table:table-cell>
          <table:table-cell office:value-type="float" office:value="8.6" table:style-name="ce1">
            <text:p>8.6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54" table:style-name="ce1">
            <text:p>54</text:p>
          </table:table-cell>
          <table:table-cell table:number-columns-repeated="16378"/>
        </table:table-row>
        <table:table-row table:style-name="ro1">
          <table:table-cell office:value-type="time" office:time-value="PT984972H18M17.000S" table:style-name="ce9">
            <text:p>12:18:17</text:p>
          </table:table-cell>
          <table:table-cell office:value-type="float" office:value="73.8" table:style-name="ce1">
            <text:p>73.8</text:p>
          </table:table-cell>
          <table:table-cell office:value-type="float" office:value="15.9" table:style-name="ce1">
            <text:p>15.9</text:p>
          </table:table-cell>
          <table:table-cell office:value-type="float" office:value="0" table:style-name="ce1">
            <text:p>0</text:p>
          </table:table-cell>
          <table:table-cell office:value-type="float" office:value="10.3" table:style-name="ce1">
            <text:p>10.3</text:p>
          </table:table-cell>
          <table:table-cell office:value-type="float" office:value="89.7" table:style-name="ce1">
            <text:p>89.7</text:p>
          </table:table-cell>
          <table:table-cell table:number-columns-repeated="16378"/>
        </table:table-row>
        <table:table-row table:style-name="ro1">
          <table:table-cell office:value-type="time" office:time-value="PT984972H18M47.000S" table:style-name="ce9">
            <text:p>12:18:47</text:p>
          </table:table-cell>
          <table:table-cell office:value-type="float" office:value="16.2" table:style-name="ce1">
            <text:p>16.2</text:p>
          </table:table-cell>
          <table:table-cell office:value-type="float" office:value="24.6" table:style-name="ce1">
            <text:p>24.6</text:p>
          </table:table-cell>
          <table:table-cell office:value-type="float" office:value="0" table:style-name="ce1">
            <text:p>0</text:p>
          </table:table-cell>
          <table:table-cell office:value-type="float" office:value="59.2" table:style-name="ce1">
            <text:p>59.2</text:p>
          </table:table-cell>
          <table:table-cell office:value-type="float" office:value="40.799999999999997" table:style-name="ce1">
            <text:p>40.8</text:p>
          </table:table-cell>
          <table:table-cell table:number-columns-repeated="16378"/>
        </table:table-row>
        <table:table-row table:style-name="ro1">
          <table:table-cell office:value-type="time" office:time-value="PT984972H19M17.000S" table:style-name="ce9">
            <text:p>12:19:17</text:p>
          </table:table-cell>
          <table:table-cell office:value-type="float" office:value="12" table:style-name="ce1">
            <text:p>12</text:p>
          </table:table-cell>
          <table:table-cell office:value-type="float" office:value="20.8" table:style-name="ce1">
            <text:p>20.8</text:p>
          </table:table-cell>
          <table:table-cell office:value-type="float" office:value="0.2" table:style-name="ce1">
            <text:p>0.2</text:p>
          </table:table-cell>
          <table:table-cell office:value-type="float" office:value="67" table:style-name="ce1">
            <text:p>67</text:p>
          </table:table-cell>
          <table:table-cell office:value-type="float" office:value="32.799999999999997" table:style-name="ce1">
            <text:p>32.8</text:p>
          </table:table-cell>
          <table:table-cell table:number-columns-repeated="16378"/>
        </table:table-row>
        <table:table-row table:style-name="ro1">
          <table:table-cell office:value-type="time" office:time-value="PT984972H19M47.000S" table:style-name="ce9">
            <text:p>12:19:47</text:p>
          </table:table-cell>
          <table:table-cell office:value-type="float" office:value="6" table:style-name="ce1">
            <text:p>6</text:p>
          </table:table-cell>
          <table:table-cell office:value-type="float" office:value="7.6" table:style-name="ce1">
            <text:p>7.6</text:p>
          </table:table-cell>
          <table:table-cell office:value-type="float" office:value="0" table:style-name="ce1">
            <text:p>0</text:p>
          </table:table-cell>
          <table:table-cell office:value-type="float" office:value="86.4" table:style-name="ce1">
            <text:p>86.4</text:p>
          </table:table-cell>
          <table:table-cell office:value-type="float" office:value="13.6" table:style-name="ce1">
            <text:p>13.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6.816666666666663" table:style-name="ce1">
            <text:p>26.81666667</text:p>
          </table:table-cell>
          <table:table-cell office:value-type="float" office:value="13.149999999999999" table:style-name="ce1">
            <text:p>13.15</text:p>
          </table:table-cell>
          <table:table-cell office:value-type="float" office:value="0.11666666666666665" table:style-name="ce1">
            <text:p>0.116666667</text:p>
          </table:table-cell>
          <table:table-cell office:value-type="float" office:value="59.9" table:style-name="ce1">
            <text:p>59.9</text:p>
          </table:table-cell>
          <table:table-cell office:value-type="float" office:value="39.966666666666661" table:style-name="ce1">
            <text:p>39.96666667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68056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972H17M17.000S" table:style-name="ce9">
            <text:p>12:17:17</text:p>
          </table:table-cell>
          <table:table-cell office:value-type="float" office:value="7.5" table:style-name="ce1">
            <text:p>7.5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float" office:value="90.9" table:style-name="ce1">
            <text:p>90.9</text:p>
          </table:table-cell>
          <table:table-cell office:value-type="float" office:value="8.8000000000000007" table:style-name="ce1">
            <text:p>8.8</text:p>
          </table:table-cell>
          <table:table-cell table:number-columns-repeated="16378"/>
        </table:table-row>
        <table:table-row table:style-name="ro1">
          <table:table-cell office:value-type="time" office:time-value="PT984972H17M47.000S" table:style-name="ce9">
            <text:p>12:17:47</text:p>
          </table:table-cell>
          <table:table-cell office:value-type="float" office:value="52.8" table:style-name="ce1">
            <text:p>52.8</text:p>
          </table:table-cell>
          <table:table-cell office:value-type="float" office:value="10.6" table:style-name="ce1">
            <text:p>10.6</text:p>
          </table:table-cell>
          <table:table-cell office:value-type="float" office:value="0" table:style-name="ce1">
            <text:p>0</text:p>
          </table:table-cell>
          <table:table-cell office:value-type="float" office:value="36.6" table:style-name="ce1">
            <text:p>36.6</text:p>
          </table:table-cell>
          <table:table-cell office:value-type="float" office:value="63.4" table:style-name="ce1">
            <text:p>63.4</text:p>
          </table:table-cell>
          <table:table-cell table:number-columns-repeated="16378"/>
        </table:table-row>
        <table:table-row table:style-name="ro1">
          <table:table-cell office:value-type="time" office:time-value="PT984972H18M17.000S" table:style-name="ce9">
            <text:p>12:18:17</text:p>
          </table:table-cell>
          <table:table-cell office:value-type="float" office:value="82.6" table:style-name="ce1">
            <text:p>82.6</text:p>
          </table:table-cell>
          <table:table-cell office:value-type="float" office:value="15.9" table:style-name="ce1">
            <text:p>15.9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office:value-type="float" office:value="98.5" table:style-name="ce1">
            <text:p>98.5</text:p>
          </table:table-cell>
          <table:table-cell table:number-columns-repeated="16378"/>
        </table:table-row>
        <table:table-row table:style-name="ro1">
          <table:table-cell office:value-type="time" office:time-value="PT984972H18M47.000S" table:style-name="ce9">
            <text:p>12:18:47</text:p>
          </table:table-cell>
          <table:table-cell office:value-type="float" office:value="21.7" table:style-name="ce1">
            <text:p>21.7</text:p>
          </table:table-cell>
          <table:table-cell office:value-type="float" office:value="24.7" table:style-name="ce1">
            <text:p>24.7</text:p>
          </table:table-cell>
          <table:table-cell office:value-type="float" office:value="0.2" table:style-name="ce1">
            <text:p>0.2</text:p>
          </table:table-cell>
          <table:table-cell office:value-type="float" office:value="53.5" table:style-name="ce1">
            <text:p>53.5</text:p>
          </table:table-cell>
          <table:table-cell office:value-type="float" office:value="46.4" table:style-name="ce1">
            <text:p>46.4</text:p>
          </table:table-cell>
          <table:table-cell table:number-columns-repeated="16378"/>
        </table:table-row>
        <table:table-row table:style-name="ro1">
          <table:table-cell office:value-type="time" office:time-value="PT984972H19M17.000S" table:style-name="ce9">
            <text:p>12:19:17</text:p>
          </table:table-cell>
          <table:table-cell office:value-type="float" office:value="14.1" table:style-name="ce1">
            <text:p>14.1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57.8" table:style-name="ce1">
            <text:p>57.8</text:p>
          </table:table-cell>
          <table:table-cell office:value-type="float" office:value="42.1" table:style-name="ce1">
            <text:p>42.1</text:p>
          </table:table-cell>
          <table:table-cell table:number-columns-repeated="16378"/>
        </table:table-row>
        <table:table-row table:style-name="ro1">
          <table:table-cell office:value-type="time" office:time-value="PT984972H19M47.000S" table:style-name="ce9">
            <text:p>12:19:47</text:p>
          </table:table-cell>
          <table:table-cell office:value-type="float" office:value="4.3" table:style-name="ce1">
            <text:p>4.3</text:p>
          </table:table-cell>
          <table:table-cell office:value-type="float" office:value="10" table:style-name="ce1">
            <text:p>10</text:p>
          </table:table-cell>
          <table:table-cell office:value-type="float" office:value="0.1" table:style-name="ce1">
            <text:p>0.1</text:p>
          </table:table-cell>
          <table:table-cell office:value-type="float" office:value="85.7" table:style-name="ce1">
            <text:p>85.7</text:p>
          </table:table-cell>
          <table:table-cell office:value-type="float" office:value="14.3" table:style-name="ce1">
            <text:p>14.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0.499999999999996" table:style-name="ce1">
            <text:p>30.5</text:p>
          </table:table-cell>
          <table:table-cell office:value-type="float" office:value="15.083333333333334" table:style-name="ce1">
            <text:p>15.08333333</text:p>
          </table:table-cell>
          <table:table-cell office:value-type="float" office:value="9.9999999999999992E-2" table:style-name="ce1">
            <text:p>0.1</text:p>
          </table:table-cell>
          <table:table-cell office:value-type="float" office:value="54.333333333333336" table:style-name="ce1">
            <text:p>54.33333333</text:p>
          </table:table-cell>
          <table:table-cell office:value-type="float" office:value="45.583333333333336" table:style-name="ce1">
            <text:p>45.58333333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68056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972H17M17.000S" table:style-name="ce9">
            <text:p>12:17:17</text:p>
          </table:table-cell>
          <table:table-cell office:value-type="float" office:value="7" table:style-name="ce1">
            <text:p>7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1" table:style-name="ce1">
            <text:p>0.1</text:p>
          </table:table-cell>
          <table:table-cell office:value-type="float" office:value="91.8" table:style-name="ce1">
            <text:p>91.8</text:p>
          </table:table-cell>
          <table:table-cell office:value-type="float" office:value="8.1" table:style-name="ce1">
            <text:p>8.1</text:p>
          </table:table-cell>
          <table:table-cell table:number-columns-repeated="16378"/>
        </table:table-row>
        <table:table-row table:style-name="ro1">
          <table:table-cell office:value-type="time" office:time-value="PT984972H17M47.000S" table:style-name="ce9">
            <text:p>12:17:47</text:p>
          </table:table-cell>
          <table:table-cell office:value-type="float" office:value="52.8" table:style-name="ce1">
            <text:p>52.8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37.200000000000003" table:style-name="ce1">
            <text:p>37.2</text:p>
          </table:table-cell>
          <table:table-cell office:value-type="float" office:value="62.8" table:style-name="ce1">
            <text:p>62.8</text:p>
          </table:table-cell>
          <table:table-cell table:number-columns-repeated="16378"/>
        </table:table-row>
        <table:table-row table:style-name="ro1">
          <table:table-cell office:value-type="time" office:time-value="PT984972H18M17.000S" table:style-name="ce9">
            <text:p>12:18:17</text:p>
          </table:table-cell>
          <table:table-cell office:value-type="float" office:value="74.8" table:style-name="ce1">
            <text:p>74.8</text:p>
          </table:table-cell>
          <table:table-cell office:value-type="float" office:value="15.7" table:style-name="ce1">
            <text:p>15.7</text:p>
          </table:table-cell>
          <table:table-cell office:value-type="float" office:value="0" table:style-name="ce1">
            <text:p>0</text:p>
          </table:table-cell>
          <table:table-cell office:value-type="float" office:value="9.5" table:style-name="ce1">
            <text:p>9.5</text:p>
          </table:table-cell>
          <table:table-cell office:value-type="float" office:value="90.5" table:style-name="ce1">
            <text:p>90.5</text:p>
          </table:table-cell>
          <table:table-cell table:number-columns-repeated="16378"/>
        </table:table-row>
        <table:table-row table:style-name="ro1">
          <table:table-cell office:value-type="time" office:time-value="PT984972H18M47.000S" table:style-name="ce9">
            <text:p>12:18:47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20.399999999999999" table:style-name="ce1">
            <text:p>20.4</text:p>
          </table:table-cell>
          <table:table-cell office:value-type="float" office:value="0" table:style-name="ce1">
            <text:p>0</text:p>
          </table:table-cell>
          <table:table-cell office:value-type="float" office:value="59.5" table:style-name="ce1">
            <text:p>59.5</text:p>
          </table:table-cell>
          <table:table-cell office:value-type="float" office:value="40.5" table:style-name="ce1">
            <text:p>40.5</text:p>
          </table:table-cell>
          <table:table-cell table:number-columns-repeated="16378"/>
        </table:table-row>
        <table:table-row table:style-name="ro1">
          <table:table-cell office:value-type="time" office:time-value="PT984972H19M17.000S" table:style-name="ce9">
            <text:p>12:19:17</text:p>
          </table:table-cell>
          <table:table-cell office:value-type="float" office:value="11.9" table:style-name="ce1">
            <text:p>11.9</text:p>
          </table:table-cell>
          <table:table-cell office:value-type="float" office:value="24.2" table:style-name="ce1">
            <text:p>24.2</text:p>
          </table:table-cell>
          <table:table-cell office:value-type="float" office:value="0" table:style-name="ce1">
            <text:p>0</text:p>
          </table:table-cell>
          <table:table-cell office:value-type="float" office:value="63.8" table:style-name="ce1">
            <text:p>63.8</text:p>
          </table:table-cell>
          <table:table-cell office:value-type="float" office:value="36.1" table:style-name="ce1">
            <text:p>36.1</text:p>
          </table:table-cell>
          <table:table-cell table:number-columns-repeated="16378"/>
        </table:table-row>
        <table:table-row table:style-name="ro1">
          <table:table-cell office:value-type="time" office:time-value="PT984972H19M47.000S" table:style-name="ce9">
            <text:p>12:19:47</text:p>
          </table:table-cell>
          <table:table-cell office:value-type="float" office:value="6" table:style-name="ce1">
            <text:p>6</text:p>
          </table:table-cell>
          <table:table-cell office:value-type="float" office:value="10.1" table:style-name="ce1">
            <text:p>10.1</text:p>
          </table:table-cell>
          <table:table-cell office:value-type="float" office:value="0" table:style-name="ce1">
            <text:p>0</text:p>
          </table:table-cell>
          <table:table-cell office:value-type="float" office:value="83.9" table:style-name="ce1">
            <text:p>83.9</text:p>
          </table:table-cell>
          <table:table-cell office:value-type="float" office:value="16.100000000000001" table:style-name="ce1">
            <text:p>16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8.766666666666666" table:style-name="ce1">
            <text:p>28.76666667</text:p>
          </table:table-cell>
          <table:table-cell office:value-type="float" office:value="13.58333333333333" table:style-name="ce1">
            <text:p>13.58333333</text:p>
          </table:table-cell>
          <table:table-cell office:value-type="float" office:value="1.6666666666666666E-2" table:style-name="ce1">
            <text:p>0.016666667</text:p>
          </table:table-cell>
          <table:table-cell office:value-type="float" office:value="57.616666666666674" table:style-name="ce1">
            <text:p>57.61666667</text:p>
          </table:table-cell>
          <table:table-cell office:value-type="float" office:value="42.349999999999994" table:style-name="ce1">
            <text:p>42.35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68056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972H17M17.000S" table:style-name="ce9">
            <text:p>12:17:17</text:p>
          </table:table-cell>
          <table:table-cell office:value-type="float" office:value="7" table:style-name="ce1">
            <text:p>7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float" office:value="91.4" table:style-name="ce1">
            <text:p>91.4</text:p>
          </table:table-cell>
          <table:table-cell office:value-type="float" office:value="8.4" table:style-name="ce1">
            <text:p>8.4</text:p>
          </table:table-cell>
          <table:table-cell table:number-columns-repeated="16378"/>
        </table:table-row>
        <table:table-row table:style-name="ro1">
          <table:table-cell office:value-type="time" office:time-value="PT984972H17M47.000S" table:style-name="ce9">
            <text:p>12:17:47</text:p>
          </table:table-cell>
          <table:table-cell office:value-type="float" office:value="53.5" table:style-name="ce1">
            <text:p>53.5</text:p>
          </table:table-cell>
          <table:table-cell office:value-type="float" office:value="10.1" table:style-name="ce1">
            <text:p>10.1</text:p>
          </table:table-cell>
          <table:table-cell office:value-type="float" office:value="0" table:style-name="ce1">
            <text:p>0</text:p>
          </table:table-cell>
          <table:table-cell office:value-type="float" office:value="36.4" table:style-name="ce1">
            <text:p>36.4</text:p>
          </table:table-cell>
          <table:table-cell office:value-type="float" office:value="63.6" table:style-name="ce1">
            <text:p>63.6</text:p>
          </table:table-cell>
          <table:table-cell table:number-columns-repeated="16378"/>
        </table:table-row>
        <table:table-row table:style-name="ro1">
          <table:table-cell office:value-type="time" office:time-value="PT984972H18M17.000S" table:style-name="ce9">
            <text:p>12:18:17</text:p>
          </table:table-cell>
          <table:table-cell office:value-type="float" office:value="74.8" table:style-name="ce1">
            <text:p>74.8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90.8" table:style-name="ce1">
            <text:p>90.8</text:p>
          </table:table-cell>
          <table:table-cell table:number-columns-repeated="16378"/>
        </table:table-row>
        <table:table-row table:style-name="ro1">
          <table:table-cell office:value-type="time" office:time-value="PT984972H18M47.000S" table:style-name="ce9">
            <text:p>12:18:47</text:p>
          </table:table-cell>
          <table:table-cell office:value-type="float" office:value="21.5" table:style-name="ce1">
            <text:p>21.5</text:p>
          </table:table-cell>
          <table:table-cell office:value-type="float" office:value="17.8" table:style-name="ce1">
            <text:p>17.8</text:p>
          </table:table-cell>
          <table:table-cell office:value-type="float" office:value="0.3" table:style-name="ce1">
            <text:p>0.3</text:p>
          </table:table-cell>
          <table:table-cell office:value-type="float" office:value="60.4" table:style-name="ce1">
            <text:p>60.4</text:p>
          </table:table-cell>
          <table:table-cell office:value-type="float" office:value="39.299999999999997" table:style-name="ce1">
            <text:p>39.3</text:p>
          </table:table-cell>
          <table:table-cell table:number-columns-repeated="16378"/>
        </table:table-row>
        <table:table-row table:style-name="ro1">
          <table:table-cell office:value-type="time" office:time-value="PT984972H19M17.000S" table:style-name="ce9">
            <text:p>12:19:17</text:p>
          </table:table-cell>
          <table:table-cell office:value-type="float" office:value="13.2" table:style-name="ce1">
            <text:p>13.2</text:p>
          </table:table-cell>
          <table:table-cell office:value-type="float" office:value="22.2" table:style-name="ce1">
            <text:p>22.2</text:p>
          </table:table-cell>
          <table:table-cell office:value-type="float" office:value="0" table:style-name="ce1">
            <text:p>0</text:p>
          </table:table-cell>
          <table:table-cell office:value-type="float" office:value="64.7" table:style-name="ce1">
            <text:p>64.7</text:p>
          </table:table-cell>
          <table:table-cell office:value-type="float" office:value="35.4" table:style-name="ce1">
            <text:p>35.4</text:p>
          </table:table-cell>
          <table:table-cell table:number-columns-repeated="16378"/>
        </table:table-row>
        <table:table-row table:style-name="ro1">
          <table:table-cell office:value-type="time" office:time-value="PT984972H19M47.000S" table:style-name="ce9">
            <text:p>12:19:47</text:p>
          </table:table-cell>
          <table:table-cell office:value-type="float" office:value="6" table:style-name="ce1">
            <text:p>6</text:p>
          </table:table-cell>
          <table:table-cell office:value-type="float" office:value="9.5" table:style-name="ce1">
            <text:p>9.5</text:p>
          </table:table-cell>
          <table:table-cell office:value-type="float" office:value="0" table:style-name="ce1">
            <text:p>0</text:p>
          </table:table-cell>
          <table:table-cell office:value-type="float" office:value="84.5" table:style-name="ce1">
            <text:p>84.5</text:p>
          </table:table-cell>
          <table:table-cell office:value-type="float" office:value="15.5" table:style-name="ce1">
            <text:p>15.5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9.333333333333332" table:style-name="ce1">
            <text:p>29.33333333</text:p>
          </table:table-cell>
          <table:table-cell office:value-type="float" office:value="12.833333333333334" table:style-name="ce1">
            <text:p>12.83333333</text:p>
          </table:table-cell>
          <table:table-cell office:value-type="float" office:value="9.9999999999999992E-2" table:style-name="ce1">
            <text:p>0.1</text:p>
          </table:table-cell>
          <table:table-cell office:value-type="float" office:value="57.766666666666673" table:style-name="ce1">
            <text:p>57.76666667</text:p>
          </table:table-cell>
          <table:table-cell office:value-type="float" office:value="42.166666666666671" table:style-name="ce1">
            <text:p>42.16666667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BUSY.B1:DISKBUSY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READ.B1:DISKREAD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WRITE.B1:DISKWRITE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XFER.B1:DISKXFER.E12" table:contains-header="false" table:orientation="column">
          <table:sort>
            <table:sort-by table:field-number="1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Priyankas</meta:initial-creator>
    <dc:creator>Priyankas</dc:creator>
    <meta:creation-date>2012-05-11T09:27:23Z</meta:creation-date>
    <dc:date>2012-05-11T09:27:4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7" chart:class="chart:line" chart:attached-axis="primary-y" chart:style-name="G0S0">
            <chart:data-point chart:repeated="6"/>
          </chart:series>
          <chart:series chart:values-cell-range-address="DISK_SUMM.$D$2:.$D$7" chart:class="chart:line" chart:attached-axis="secondary-y" chart:style-name="G1S0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39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7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7" chart:class="chart:line" chart:attached-axis="primary-y" chart:style-name="G0S0">
            <chart:data-point chart:repeated="6"/>
          </chart:series>
          <chart:series chart:label-cell-address="DISKBUSY.$C$1" chart:values-cell-range-address="DISKBUSY.$C$2:.$C$7" chart:class="chart:line" chart:attached-axis="primary-y" chart:style-name="G0S1">
            <chart:data-point chart:repeated="6"/>
          </chart:series>
          <chart:series chart:label-cell-address="DISKBUSY.$D$1" chart:values-cell-range-address="DISKBUSY.$D$2:.$D$7" chart:class="chart:line" chart:attached-axis="primary-y" chart:style-name="G0S2">
            <chart:data-point chart:repeated="6"/>
          </chart:series>
          <chart:series chart:label-cell-address="DISKBUSY.$E$1" chart:values-cell-range-address="DISKBUSY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39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9:.$E$9" chart:class="chart:bar" chart:attached-axis="primary-y" chart:style-name="G0S0">
            <chart:data-point chart:repeated="4"/>
          </chart:series>
          <chart:series chart:values-cell-range-address="DISKREAD.$B$10:.$E$10" chart:class="chart:bar" chart:attached-axis="primary-y" chart:style-name="G0S1">
            <chart:data-point chart:repeated="4"/>
          </chart:series>
          <chart:series chart:values-cell-range-address="DISKREAD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39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7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7" chart:class="chart:line" chart:attached-axis="primary-y" chart:style-name="G0S0">
            <chart:data-point chart:repeated="6"/>
          </chart:series>
          <chart:series chart:label-cell-address="DISKREAD.$C$1" chart:values-cell-range-address="DISKREAD.$C$2:.$C$7" chart:class="chart:line" chart:attached-axis="primary-y" chart:style-name="G0S1">
            <chart:data-point chart:repeated="6"/>
          </chart:series>
          <chart:series chart:label-cell-address="DISKREAD.$D$1" chart:values-cell-range-address="DISKREAD.$D$2:.$D$7" chart:class="chart:line" chart:attached-axis="primary-y" chart:style-name="G0S2">
            <chart:data-point chart:repeated="6"/>
          </chart:series>
          <chart:series chart:label-cell-address="DISKREAD.$E$1" chart:values-cell-range-address="DISKREAD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39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9:.$E$9" chart:class="chart:bar" chart:attached-axis="primary-y" chart:style-name="G0S0">
            <chart:data-point chart:repeated="4"/>
          </chart:series>
          <chart:series chart:values-cell-range-address="DISKWRITE.$B$10:.$E$10" chart:class="chart:bar" chart:attached-axis="primary-y" chart:style-name="G0S1">
            <chart:data-point chart:repeated="4"/>
          </chart:series>
          <chart:series chart:values-cell-range-address="DISKWRITE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39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7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7" chart:class="chart:line" chart:attached-axis="primary-y" chart:style-name="G0S0">
            <chart:data-point chart:repeated="6"/>
          </chart:series>
          <chart:series chart:label-cell-address="DISKWRITE.$C$1" chart:values-cell-range-address="DISKWRITE.$C$2:.$C$7" chart:class="chart:line" chart:attached-axis="primary-y" chart:style-name="G0S1">
            <chart:data-point chart:repeated="6"/>
          </chart:series>
          <chart:series chart:label-cell-address="DISKWRITE.$D$1" chart:values-cell-range-address="DISKWRITE.$D$2:.$D$7" chart:class="chart:line" chart:attached-axis="primary-y" chart:style-name="G0S2">
            <chart:data-point chart:repeated="6"/>
          </chart:series>
          <chart:series chart:label-cell-address="DISKWRITE.$E$1" chart:values-cell-range-address="DISKWRITE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39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9:.$E$9" chart:class="chart:bar" chart:attached-axis="primary-y" chart:style-name="G0S0">
            <chart:data-point chart:repeated="4"/>
          </chart:series>
          <chart:series chart:values-cell-range-address="DISKXFER.$B$10:.$E$10" chart:class="chart:bar" chart:attached-axis="primary-y" chart:style-name="G0S1">
            <chart:data-point chart:repeated="4"/>
          </chart:series>
          <chart:series chart:values-cell-range-address="DISKXFER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39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7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7" chart:class="chart:line" chart:attached-axis="primary-y" chart:style-name="G0S0">
            <chart:data-point chart:repeated="6"/>
          </chart:series>
          <chart:series chart:label-cell-address="DISKXFER.$C$1" chart:values-cell-range-address="DISKXFER.$C$2:.$C$7" chart:class="chart:line" chart:attached-axis="primary-y" chart:style-name="G0S1">
            <chart:data-point chart:repeated="6"/>
          </chart:series>
          <chart:series chart:label-cell-address="DISKXFER.$D$1" chart:values-cell-range-address="DISKXFER.$D$2:.$D$7" chart:class="chart:line" chart:attached-axis="primary-y" chart:style-name="G0S2">
            <chart:data-point chart:repeated="6"/>
          </chart:series>
          <chart:series chart:label-cell-address="DISKXFER.$E$1" chart:values-cell-range-address="DISKXFER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9" chart:values-cell-range-address="JFSFILE.$B$9:.$F$9" chart:class="chart:bar" chart:attached-axis="primary-y" chart:style-name="G0S0">
            <chart:data-point chart:repeated="5"/>
          </chart:series>
          <chart:series chart:label-cell-address="JFSFILE.$A$10" chart:values-cell-range-address="JFSFILE.$B$10:.$F$10" chart:class="chart:bar" chart:attached-axis="primary-y" chart:style-name="G0S1">
            <chart:data-point chart:repeated="5"/>
          </chart:series>
          <chart:series chart:label-cell-address="JFSFILE.$A$11" chart:values-cell-range-address="JFSFILE.$B$11:.$F$11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39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7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7"/>
          </chart:axis>
          <chart:axis chart:dimension="y" chart:name="primary-y" chart:style-name="Axs1"/>
          <chart:series chart:label-cell-address="MEM.$B$1" chart:values-cell-range-address="MEM.$B$2:.$B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39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/>
          <chart:series chart:label-cell-address="CPU_ALL.$B$1" chart:values-cell-range-address="CPU_ALL.$B$2:.$B$7" chart:class="chart:area" chart:attached-axis="primary-y" chart:style-name="G0S0">
            <chart:data-point chart:repeated="6"/>
          </chart:series>
          <chart:series chart:label-cell-address="CPU_ALL.$C$1" chart:values-cell-range-address="CPU_ALL.$C$2:.$C$7" chart:class="chart:area" chart:attached-axis="primary-y" chart:style-name="G0S1">
            <chart:data-point chart:repeated="6"/>
          </chart:series>
          <chart:series chart:label-cell-address="CPU_ALL.$D$1" chart:values-cell-range-address="CPU_ALL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390_Threads (KB/s) - 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7"/>
          </chart:axis>
          <chart:axis chart:dimension="y" chart:name="primary-y" chart:style-name="Axs1"/>
          <chart:series chart:label-cell-address="NET.$I$1" chart:values-cell-range-address="NET.$I$2:.$I$7" chart:class="chart:area" chart:attached-axis="primary-y" chart:style-name="G0S1">
            <chart:data-point chart:repeated="6"/>
          </chart:series>
          <chart:series chart:label-cell-address="NET.$H$1" chart:values-cell-range-address="NET.$H$2:.$H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390_Threads (KB/s)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9" chart:values-cell-range-address="NET.$B$9:.$E$9" chart:class="chart:bar" chart:attached-axis="primary-y" chart:style-name="G0S0">
            <chart:data-point chart:repeated="4"/>
          </chart:series>
          <chart:series chart:label-cell-address="NET.$A$10" chart:values-cell-range-address="NET.$B$10:.$E$10" chart:class="chart:bar" chart:attached-axis="primary-y" chart:style-name="G0S1">
            <chart:data-point chart:repeated="4"/>
          </chart:series>
          <chart:series chart:label-cell-address="NET.$A$11" chart:values-cell-range-address="NET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390_Threads (KB/s)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7"/>
          </chart:axis>
          <chart:axis chart:dimension="y" chart:name="primary-y" chart:style-name="Axs1"/>
          <chart:series chart:label-cell-address="NET.$B$1" chart:values-cell-range-address="NET.$B$2:.$B$7" chart:class="chart:area" chart:attached-axis="primary-y" chart:style-name="G0S0">
            <chart:data-point chart:repeated="6"/>
          </chart:series>
          <chart:series chart:label-cell-address="NET.$C$1" chart:values-cell-range-address="NET.$C$2:.$C$7" chart:class="chart:area" chart:attached-axis="primary-y" chart:style-name="G0S1">
            <chart:data-point chart:repeated="6"/>
          </chart:series>
          <chart:series chart:label-cell-address="NET.$D$1" chart:values-cell-range-address="NET.$D$2:.$D$7" chart:class="chart:area" chart:attached-axis="primary-y" chart:style-name="G0S2">
            <chart:data-point chart:repeated="6"/>
          </chart:series>
          <chart:series chart:label-cell-address="NET.$E$1" chart:values-cell-range-address="NET.$E$2:.$E$7" chart:class="chart:area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39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9" chart:values-cell-range-address="NETPACKET.$B$9:.$E$9" chart:class="chart:bar" chart:attached-axis="primary-y" chart:style-name="G0S0">
            <chart:data-point chart:repeated="4"/>
          </chart:series>
          <chart:series chart:label-cell-address="NETPACKET.$A$10" chart:values-cell-range-address="NETPACKET.$B$10:.$E$10" chart:class="chart:bar" chart:attached-axis="primary-y" chart:style-name="G0S1">
            <chart:data-point chart:repeated="4"/>
          </chart:series>
          <chart:series chart:label-cell-address="NETPACKET.$A$11" chart:values-cell-range-address="NETPACKET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39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7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7" chart:class="chart:line" chart:attached-axis="primary-y" chart:style-name="G0S0">
            <chart:data-point chart:repeated="6"/>
          </chart:series>
          <chart:series chart:label-cell-address="NETPACKET.$C$1" chart:values-cell-range-address="NETPACKET.$C$2:.$C$7" chart:class="chart:line" chart:attached-axis="primary-y" chart:style-name="G0S1">
            <chart:data-point chart:repeated="6"/>
          </chart:series>
          <chart:series chart:label-cell-address="NETPACKET.$D$1" chart:values-cell-range-address="NETPACKET.$D$2:.$D$7" chart:class="chart:line" chart:attached-axis="primary-y" chart:style-name="G0S2">
            <chart:data-point chart:repeated="6"/>
          </chart:series>
          <chart:series chart:label-cell-address="NETPACKET.$E$1" chart:values-cell-range-address="NETPACKET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9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7" chart:class="chart:line" chart:attached-axis="primary-y" chart:style-name="G0S0">
            <chart:data-point chart:repeated="6"/>
          </chart:series>
          <chart:series chart:label-cell-address="PROC.$C$1" chart:values-cell-range-address="PROC.$C$2:.$C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9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7" chart:class="chart:line" chart:attached-axis="primary-y" chart:style-name="G0S0">
            <chart:data-point chart:repeated="6"/>
          </chart:series>
          <chart:series chart:values-cell-range-address="PROC.$E$2:.$E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9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7" chart:class="chart:line" chart:attached-axis="primary-y" chart:style-name="G0S0">
            <chart:data-point chart:repeated="6"/>
          </chart:series>
          <chart:series chart:values-cell-range-address="PROC.$I$2:.$I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7"/>
          </chart:axis>
          <chart:axis chart:dimension="y" chart:name="primary-y" chart:style-name="Axs1"/>
          <chart:series chart:label-cell-address="VM.$H$1" chart:values-cell-range-address="VM.$H$2:.$H$7" chart:class="chart:area" chart:attached-axis="primary-y" chart:style-name="G0S0">
            <chart:data-point chart:repeated="6"/>
          </chart:series>
          <chart:series chart:label-cell-address="VM.$I$1" chart:values-cell-range-address="VM.$I$2:.$I$7" chart:class="chart:area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7"/>
          </chart:axis>
          <chart:axis chart:dimension="y" chart:name="primary-y" chart:style-name="Axs1"/>
          <chart:series chart:label-cell-address="VM.$J$1" chart:values-cell-range-address="VM.$J$2:.$J$7" chart:class="chart:area" chart:attached-axis="primary-y" chart:style-name="G0S0">
            <chart:data-point chart:repeated="6"/>
          </chart:series>
          <chart:series chart:label-cell-address="VM.$K$1" chart:values-cell-range-address="VM.$K$2:.$K$7" chart:class="chart:area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/>
          <chart:series chart:label-cell-address="CPU_ALL.$G$1" chart:values-cell-range-address="CPU_ALL.$G$2:.$G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39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7"/>
          </chart:axis>
          <chart:axis chart:dimension="y" chart:name="primary-y" chart:style-name="Axs1"/>
          <chart:series chart:label-cell-address="CPU01.$B$1" chart:values-cell-range-address="CPU01.$B$2:.$B$7" chart:class="chart:area" chart:attached-axis="primary-y" chart:style-name="G0S0">
            <chart:data-point chart:repeated="6"/>
          </chart:series>
          <chart:series chart:label-cell-address="CPU01.$C$1" chart:values-cell-range-address="CPU01.$C$2:.$C$7" chart:class="chart:area" chart:attached-axis="primary-y" chart:style-name="G0S1">
            <chart:data-point chart:repeated="6"/>
          </chart:series>
          <chart:series chart:label-cell-address="CPU01.$D$1" chart:values-cell-range-address="CPU01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39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7"/>
          </chart:axis>
          <chart:axis chart:dimension="y" chart:name="primary-y" chart:style-name="Axs1"/>
          <chart:series chart:label-cell-address="CPU02.$B$1" chart:values-cell-range-address="CPU02.$B$2:.$B$7" chart:class="chart:area" chart:attached-axis="primary-y" chart:style-name="G0S0">
            <chart:data-point chart:repeated="6"/>
          </chart:series>
          <chart:series chart:label-cell-address="CPU02.$C$1" chart:values-cell-range-address="CPU02.$C$2:.$C$7" chart:class="chart:area" chart:attached-axis="primary-y" chart:style-name="G0S1">
            <chart:data-point chart:repeated="6"/>
          </chart:series>
          <chart:series chart:label-cell-address="CPU02.$D$1" chart:values-cell-range-address="CPU02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39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7"/>
          </chart:axis>
          <chart:axis chart:dimension="y" chart:name="primary-y" chart:style-name="Axs1"/>
          <chart:series chart:label-cell-address="CPU03.$B$1" chart:values-cell-range-address="CPU03.$B$2:.$B$7" chart:class="chart:area" chart:attached-axis="primary-y" chart:style-name="G0S0">
            <chart:data-point chart:repeated="6"/>
          </chart:series>
          <chart:series chart:label-cell-address="CPU03.$C$1" chart:values-cell-range-address="CPU03.$C$2:.$C$7" chart:class="chart:area" chart:attached-axis="primary-y" chart:style-name="G0S1">
            <chart:data-point chart:repeated="6"/>
          </chart:series>
          <chart:series chart:label-cell-address="CPU03.$D$1" chart:values-cell-range-address="CPU03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39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7"/>
          </chart:axis>
          <chart:axis chart:dimension="y" chart:name="primary-y" chart:style-name="Axs1"/>
          <chart:series chart:label-cell-address="CPU04.$B$1" chart:values-cell-range-address="CPU04.$B$2:.$B$7" chart:class="chart:area" chart:attached-axis="primary-y" chart:style-name="G0S0">
            <chart:data-point chart:repeated="6"/>
          </chart:series>
          <chart:series chart:label-cell-address="CPU04.$C$1" chart:values-cell-range-address="CPU04.$C$2:.$C$7" chart:class="chart:area" chart:attached-axis="primary-y" chart:style-name="G0S1">
            <chart:data-point chart:repeated="6"/>
          </chart:series>
          <chart:series chart:label-cell-address="CPU04.$D$1" chart:values-cell-range-address="CPU04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390_Threads - 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7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7" chart:class="chart:area" chart:attached-axis="primary-y" chart:style-name="G0S0">
            <chart:data-point chart:repeated="6"/>
          </chart:series>
          <chart:series chart:label-cell-address="DISK_SUMM.$C$1" chart:values-cell-range-address="DISK_SUMM.$C$2:.$C$7" chart:class="chart:area" chart:attached-axis="primary-y" chart:style-name="G0S1">
            <chart:data-point chart:repeated="6"/>
          </chart:series>
          <chart:series chart:values-cell-range-address="DISK_SUMM.$D$2:.$D$7" chart:class="chart:line" chart:attached-axis="secondary-y" chart:style-name="G1S0">
            <chart:data-point chart:repeated="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39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9" chart:values-cell-range-address="DISK_SUMM.$B$9:.$D$9" chart:class="chart:bar" chart:attached-axis="primary-y" chart:style-name="G0S0">
            <chart:data-point chart:repeated="3"/>
          </chart:series>
          <chart:series chart:label-cell-address="DISK_SUMM.$A$10" chart:values-cell-range-address="DISK_SUMM.$B$10:.$D$10" chart:class="chart:bar" chart:attached-axis="primary-y" chart:style-name="G0S1">
            <chart:data-point chart:repeated="3"/>
          </chart:series>
          <chart:series chart:label-cell-address="DISK_SUMM.$A$11" chart:values-cell-range-address="DISK_SUMM.$B$11:.$D$11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390_Threads (Kbytes)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9:.$E$9" chart:class="chart:bar" chart:attached-axis="primary-y" chart:style-name="G0S0">
            <chart:data-point chart:repeated="4"/>
          </chart:series>
          <chart:series chart:values-cell-range-address="DISKBSIZE.$B$10:.$E$10" chart:class="chart:bar" chart:attached-axis="primary-y" chart:style-name="G0S1">
            <chart:data-point chart:repeated="4"/>
          </chart:series>
          <chart:series chart:values-cell-range-address="DISKBSIZE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390_Threads (Kbytes)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7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7" chart:class="chart:line" chart:attached-axis="primary-y" chart:style-name="G0S0">
            <chart:data-point chart:repeated="6"/>
          </chart:series>
          <chart:series chart:label-cell-address="DISKBSIZE.$C$1" chart:values-cell-range-address="DISKBSIZE.$C$2:.$C$7" chart:class="chart:line" chart:attached-axis="primary-y" chart:style-name="G0S1">
            <chart:data-point chart:repeated="6"/>
          </chart:series>
          <chart:series chart:label-cell-address="DISKBSIZE.$D$1" chart:values-cell-range-address="DISKBSIZE.$D$2:.$D$7" chart:class="chart:line" chart:attached-axis="primary-y" chart:style-name="G0S2">
            <chart:data-point chart:repeated="6"/>
          </chart:series>
          <chart:series chart:label-cell-address="DISKBSIZE.$E$1" chart:values-cell-range-address="DISKBSIZE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39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9:.$E$9" chart:class="chart:bar" chart:attached-axis="primary-y" chart:style-name="G0S0">
            <chart:data-point chart:repeated="4"/>
          </chart:series>
          <chart:series chart:values-cell-range-address="DISKBUSY.$B$10:.$E$10" chart:class="chart:bar" chart:attached-axis="primary-y" chart:style-name="G0S1">
            <chart:data-point chart:repeated="4"/>
          </chart:series>
          <chart:series chart:values-cell-range-address="DISKBUSY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